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2.339cm"/>
    </style:style>
    <style:style style:name="co2" style:family="table-column">
      <style:table-column-properties fo:break-before="auto" style:column-width="2.454cm"/>
    </style:style>
    <style:style style:name="co6" style:family="table-column">
      <style:table-column-properties fo:break-before="auto" style:column-width="5.842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3.09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5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1">
      <style:table-cell-properties fo:border-bottom="none" fo:border-left="0.06pt solid #000000" fo:border-right="none" fo:border-top="none"/>
      <style:text-properties style:text-position=""/>
    </style:style>
    <style:style style:name="ce20" style:family="table-cell" style:parent-style-name="Default" style:data-style-name="N111">
      <style:table-cell-properties fo:border-bottom="0.06pt solid #000000" fo:border-left="0.06pt solid #000000" fo:border-right="none" fo:border-top="none"/>
      <style:text-properties style:text-position="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e6e6e6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2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115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11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 style:data-style-name="N111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ffff99" fo:border="0.06pt solid #000000"/>
    </style:style>
    <style:style style:name="ce34" style:family="table-cell" style:parent-style-name="Default" style:data-style-name="N2">
      <style:table-cell-properties fo:background-color="#ffff99" fo:border="0.06pt solid #000000"/>
    </style:style>
    <style:style style:name="gr1" style:family="graphic">
      <style:graphic-properties draw:ole-draw-aspect="1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6" table:default-cell-style-name="ce13"/>
        <table:table-column table:style-name="co2" table:default-cell-style-name="Default"/>
        <table:table-column table:style-name="co11" table:default-cell-style-name="ce28"/>
        <table:table-column table:style-name="co11" table:default-cell-style-name="ce26"/>
        <table:table-column table:style-name="co12" table:default-cell-style-name="ce29"/>
        <table:table-column table:style-name="co2" table:default-cell-style-name="ce31"/>
        <table:table-column table:style-name="co11" table:default-cell-style-name="ce32"/>
        <table:table-column table:style-name="co11" table:default-cell-style-name="ce31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 office:value-type="string">
            <text:p>Tiempo de Pre procesamiento realce de detalles e iluminación aplicado sobre train_normal y train_brillante</text:p>
          </table:table-cell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>
            <text:p>umbral hessiano = 700</text:p>
          </table:table-cell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2"/>
          <table:table-cell table:style-name="ce25" office:value-type="string" table:number-columns-spanned="3" table:number-rows-spanned="1">
            <text:p>Iluminación normal</text:p>
          </table:table-cell>
          <table:covered-table-cell table:style-name="ce25"/>
          <table:covered-table-cell/>
          <table:table-cell table:style-name="ce26"/>
          <table:table-cell table:style-name="ce30" office:value-type="string" table:number-columns-spanned="3" table:number-rows-spanned="1">
            <text:p>Iluminación alta</text:p>
          </table:table-cell>
          <table:covered-table-cell table:style-name="ce30"/>
          <table:covered-table-cell/>
          <table:table-cell table:style-name="ce33"/>
          <table:table-cell table:style-name="ce30" office:value-type="string" table:number-columns-spanned="3" table:number-rows-spanned="1">
            <text:p>Iluminación baja</text:p>
          </table:table-cell>
          <table:covered-table-cell table:number-columns-repeated="2"/>
          <table:table-cell/>
        </table:table-row>
        <table:table-row table:style-name="ro3">
          <table:table-cell table:style-name="ce12" office:value-type="string">
            <text:p>Procesamiento</text:p>
          </table:table-cell>
          <table:table-cell table:style-name="ce26" office:value-type="string">
            <text:p>Tiempo [s]</text:p>
          </table:table-cell>
          <table:table-cell table:style-name="ce26"/>
          <table:table-cell office:value-type="string">
            <text:p>Ptos. Detectados</text:p>
          </table:table-cell>
          <table:table-cell table:style-name="ce26" office:value-type="string">
            <office:annotation draw:style-name="gr2" draw:text-style-name="P1" svg:width="2.899cm" svg:height="2.176cm" svg:x="17.833cm" svg:y="0cm" draw:caption-point-x="-0.545cm" draw:caption-point-y="1.339cm">
              <dc:date>2012-11-19T00:00:00</dc:date>
              <text:p text:style-name="P1"><text:span text:style-name="T1">Esto es para darse cuenta cual de todos los proc lleva mas tiempo</text:span></text:p>
            </office:annotation>
            <text:p>%</text:p>
          </table:table-cell>
          <table:table-cell office:value-type="string">
            <text:p>t[s]</text:p>
          </table:table-cell>
          <table:table-cell table:style-name="ce31"/>
          <table:table-cell office:value-type="string">
            <text:p>Ptos. Detectados</text:p>
          </table:table-cell>
          <table:table-cell table:style-name="ce33" office:value-type="string">
            <text:p>%</text:p>
          </table:table-cell>
          <table:table-cell table:style-name="ce31" office:value-type="string">
            <text:p>t[s]</text:p>
          </table:table-cell>
          <table:table-cell table:style-name="ce31"/>
          <table:table-cell table:style-name="ce31" office:value-type="string">
            <text:p>Ptos. Detectados</text:p>
          </table:table-cell>
          <table:table-cell table:style-name="ce33" office:value-type="string">
            <text:p>%</text:p>
          </table:table-cell>
        </table:table-row>
        <table:table-row table:style-name="ro3">
          <table:table-cell office:value-type="string">
            <text:p>Sin Proc</text:p>
          </table:table-cell>
          <table:table-cell table:style-name="ce26" office:value-type="float" office:value="0">
            <text:p>0</text:p>
          </table:table-cell>
          <table:table-cell table:formula="of:=[.B5]" office:value-type="float" office:value="0">
            <text:p>0,00000</text:p>
          </table:table-cell>
          <table:table-cell office:value-type="float" office:value="958">
            <text:p>958</text:p>
          </table:table-cell>
          <table:table-cell table:formula="of:=[.B5]*100/[.$B$11]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F5]" office:value-type="float" office:value="0">
            <text:p>0,00000</text:p>
          </table:table-cell>
          <table:table-cell office:value-type="float" office:value="1297">
            <text:p>1297</text:p>
          </table:table-cell>
          <table:table-cell table:formula="of:=[.F5]*100/[.$F$11]" office:value-type="float" office:value="0">
            <text:p>0,00</text:p>
          </table:table-cell>
          <table:table-cell table:number-columns-repeated="2"/>
          <table:table-cell office:value-type="float" office:value="154">
            <text:p>154</text:p>
          </table:table-cell>
          <table:table-cell/>
        </table:table-row>
        <table:table-row table:style-name="ro2">
          <table:table-cell office:value-type="string">
            <text:p>Logaritmo</text:p>
          </table:table-cell>
          <table:table-cell table:style-name="ce27" office:value-type="float" office:value="0.00735494">
            <text:p>0,007354940</text:p>
          </table:table-cell>
          <table:table-cell office:value-type="float" office:value="7.35">
            <text:p>7,35000</text:p>
          </table:table-cell>
          <table:table-cell office:value-type="float" office:value="515">
            <text:p>515</text:p>
          </table:table-cell>
          <table:table-cell table:formula="of:=[.B6]*100/[.$B$11]" office:value-type="float" office:value="43.7762674627366">
            <text:p>43,78</text:p>
          </table:table-cell>
          <table:table-cell office:value-type="float" office:value="0.00715395">
            <text:p>0,00715395</text:p>
          </table:table-cell>
          <table:table-cell office:value-type="float" office:value="7.15">
            <text:p>7,15000</text:p>
          </table:table-cell>
          <table:table-cell office:value-type="float" office:value="622">
            <text:p>622</text:p>
          </table:table-cell>
          <table:table-cell table:formula="of:=[.F6]*100/[.$F$11]" office:value-type="float" office:value="43.1865992868909">
            <text:p>43,19</text:p>
          </table:table-cell>
          <table:table-cell table:number-columns-repeated="2"/>
          <table:table-cell office:value-type="float" office:value="493">
            <text:p>493</text:p>
          </table:table-cell>
          <table:table-cell/>
        </table:table-row>
        <table:table-row table:style-name="ro2">
          <table:table-cell office:value-type="string">
            <text:p>Ecualización</text:p>
          </table:table-cell>
          <table:table-cell table:style-name="ce27" office:value-type="float" office:value="0.000700224">
            <text:p>0,000700224</text:p>
          </table:table-cell>
          <table:table-cell office:value-type="float" office:value="0.7">
            <text:p>0,70000</text:p>
          </table:table-cell>
          <table:table-cell office:value-type="float" office:value="1546">
            <text:p>1546</text:p>
          </table:table-cell>
          <table:table-cell table:formula="of:=[.B7]*100/[.$B$11]" office:value-type="float" office:value="4.16770131473911">
            <text:p>4,17</text:p>
          </table:table-cell>
          <table:table-cell office:value-type="float" office:value="0.000699108">
            <text:p>0,000699108</text:p>
          </table:table-cell>
          <table:table-cell office:value-type="float" office:value="0.699">
            <text:p>0,69900</text:p>
          </table:table-cell>
          <table:table-cell office:value-type="float" office:value="1472">
            <text:p>1472</text:p>
          </table:table-cell>
          <table:table-cell table:formula="of:=[.F7]*100/[.$F$11]" office:value-type="float" office:value="4.22033940050738">
            <text:p>4,22</text:p>
          </table:table-cell>
          <table:table-cell table:number-columns-repeated="2"/>
          <table:table-cell office:value-type="float" office:value="1233">
            <text:p>1233</text:p>
          </table:table-cell>
          <table:table-cell/>
        </table:table-row>
        <table:table-row table:style-name="ro2">
          <table:table-cell office:value-type="string">
            <text:p>F. Pasa Altos</text:p>
          </table:table-cell>
          <table:table-cell table:style-name="ce26" office:value-type="float" office:value="0.00126447">
            <text:p>0,00126447</text:p>
          </table:table-cell>
          <table:table-cell office:value-type="float" office:value="1.26">
            <text:p>1,26000</text:p>
          </table:table-cell>
          <table:table-cell office:value-type="float" office:value="1633">
            <text:p>1633</text:p>
          </table:table-cell>
          <table:table-cell table:formula="of:=[.B8]*100/[.$B$11]" office:value-type="float" office:value="7.52606777466663">
            <text:p>7,53</text:p>
          </table:table-cell>
          <table:table-cell office:value-type="float" office:value="0.00126684">
            <text:p>0,00126684</text:p>
          </table:table-cell>
          <table:table-cell office:value-type="float" office:value="1.26">
            <text:p>1,26000</text:p>
          </table:table-cell>
          <table:table-cell office:value-type="float" office:value="2006">
            <text:p>2006</text:p>
          </table:table-cell>
          <table:table-cell table:formula="of:=[.F8]*100/[.$F$11]" office:value-type="float" office:value="7.64759488682545">
            <text:p>7,65</text:p>
          </table:table-cell>
          <table:table-cell table:number-columns-repeated="2"/>
          <table:table-cell office:value-type="float" office:value="269">
            <text:p>269</text:p>
          </table:table-cell>
          <table:table-cell/>
        </table:table-row>
        <table:table-row table:style-name="ro2">
          <table:table-cell office:value-type="string">
            <text:p>F. Alta Potencia</text:p>
          </table:table-cell>
          <table:table-cell table:style-name="ce26" office:value-type="float" office:value="0.00310338">
            <text:p>0,00310338</text:p>
          </table:table-cell>
          <table:table-cell office:value-type="float" office:value="3.1">
            <text:p>3,10000</text:p>
          </table:table-cell>
          <table:table-cell office:value-type="float" office:value="1952">
            <text:p>1952</text:p>
          </table:table-cell>
          <table:table-cell table:formula="of:=[.B9]*100/[.$B$11]" office:value-type="float" office:value="18.47117623237">
            <text:p>18,47</text:p>
          </table:table-cell>
          <table:table-cell office:value-type="float" office:value="0.0031325">
            <text:p>0,0031325</text:p>
          </table:table-cell>
          <table:table-cell office:value-type="float" office:value="3.13">
            <text:p>3,13000</text:p>
          </table:table-cell>
          <table:table-cell office:value-type="float" office:value="2216">
            <text:p>2216</text:p>
          </table:table-cell>
          <table:table-cell table:formula="of:=[.F9]*100/[.$F$11]" office:value-type="float" office:value="18.9101157075722">
            <text:p>18,91</text:p>
          </table:table-cell>
          <table:table-cell table:number-columns-repeated="2"/>
          <table:table-cell office:value-type="float" office:value="353">
            <text:p>353</text:p>
          </table:table-cell>
          <table:table-cell/>
        </table:table-row>
        <table:table-row table:style-name="ro2">
          <table:table-cell office:value-type="string">
            <text:p>Ecualización+F. Alta Potencia</text:p>
          </table:table-cell>
          <table:table-cell table:style-name="ce26" office:value-type="float" office:value="0.00437819">
            <text:p>0,00437819</text:p>
          </table:table-cell>
          <table:table-cell office:value-type="float" office:value="4.38">
            <text:p>4,38000</text:p>
          </table:table-cell>
          <table:table-cell office:value-type="float" office:value="2704">
            <text:p>2704</text:p>
          </table:table-cell>
          <table:table-cell table:formula="of:=[.B10]*100/[.$B$11]" office:value-type="float" office:value="26.0587872154876">
            <text:p>26,06</text:p>
          </table:table-cell>
          <table:table-cell office:value-type="float" office:value="0.00431281">
            <text:p>0,00431281</text:p>
          </table:table-cell>
          <table:table-cell office:value-type="float" office:value="4.31">
            <text:p>4,31000</text:p>
          </table:table-cell>
          <table:table-cell office:value-type="float" office:value="2443">
            <text:p>2443</text:p>
          </table:table-cell>
          <table:table-cell table:formula="of:=[.F10]*100/[.$F$11]" office:value-type="float" office:value="26.0353507182041">
            <text:p>26,04</text:p>
          </table:table-cell>
          <table:table-cell table:number-columns-repeated="2"/>
          <table:table-cell office:value-type="float" office:value="2002">
            <text:p>2002</text:p>
          </table:table-cell>
          <table:table-cell/>
        </table:table-row>
        <table:table-row table:style-name="ro1">
          <table:table-cell table:style-name="Default" office:value-type="string">
            <text:p>Total</text:p>
          </table:table-cell>
          <table:table-cell table:formula="of:=SUM([.B5:.B10])" office:value-type="float" office:value="0.016801204">
            <text:p>0,016801204</text:p>
          </table:table-cell>
          <table:table-cell table:style-name="Default" table:number-columns-repeated="3"/>
          <table:table-cell table:style-name="Default" table:formula="of:=SUM([.F5:.F10])" office:value-type="float" office:value="0.016565208">
            <text:p>0,016565208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/>
          <table:table-cell>
            <draw:frame table:end-cell-address="Hoja1.H36" table:end-x="0.804cm" table:end-y="0.158cm" draw:z-index="0" draw:style-name="gr1" svg:width="16.275cm" svg:height="10.314cm" svg:x="1.508cm" svg:y="0.23cm">
              <draw:object draw:notify-on-update-of-ranges="Hoja1.A5:Hoja1.A10 Hoja1.C5:Hoja1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table:end-cell-address="Hoja1.P36" table:end-x="0.998cm" table:end-y="0.073cm" draw:z-index="1" draw:style-name="gr1" svg:width="18.56cm" svg:height="10.419cm" svg:x="2.686cm" svg:y="0.04cm">
              <draw:object draw:notify-on-update-of-ranges="Hoja1.A5:Hoja1.A10 Hoja1.B3:Hoja1.B3 Hoja1.D5:Hoja1.D10 Hoja1.F3:Hoja1.F3 Hoja1.H5:Hoja1.H10 Hoja1.J3:Hoja1.J3 Hoja1.L5:Hoja1.L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4"/>
        </table:table-row>
      </table:table>
      <table:table table:name="Hoja2" table:style-name="ta1" table:print="false">
        <table:table-column table:style-name="co7" table:default-cell-style-name="ce15"/>
        <table:table-column table:style-name="co8" table:default-cell-style-name="ce19"/>
        <table:table-column table:style-name="co9" table:default-cell-style-name="ce21"/>
        <table:table-column table:style-name="co10" table:default-cell-style-name="ce23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Default"/>
          <table:table-cell table:style-name="ce17" office:value-type="string" table:number-columns-spanned="3" table:number-rows-spanned="1">
            <text:p>Iluminación Normal</text:p>
          </table:table-cell>
          <table:covered-table-cell table:number-columns-repeated="2" table:style-name="ce18"/>
          <table:table-cell table:style-name="ce17" office:value-type="string" table:number-columns-spanned="3" table:number-rows-spanned="1">
            <text:p>Iluminación Alta</text:p>
          </table:table-cell>
          <table:covered-table-cell table:number-columns-repeated="2" table:style-name="ce18"/>
        </table:table-row>
        <table:table-row table:style-name="ro1">
          <table:table-cell table:style-name="ce14"/>
          <table:table-cell table:style-name="ce18" office:value-type="string">
            <text:p>t [s]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Cant. Caract.</text:p>
          </table:table-cell>
          <table:table-cell table:style-name="ce18" office:value-type="string">
            <text:p>t [s]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Cant. Caract.</text:p>
          </table:table-cell>
        </table:table-row>
        <table:table-row table:style-name="ro1">
          <table:table-cell office:value-type="string">
            <text:p>Sin Proc</text:p>
          </table:table-cell>
          <table:table-cell office:value-type="float" office:value="0">
            <text:p>0,00000</text:p>
          </table:table-cell>
          <table:table-cell office:value-type="float" office:value="0">
            <text:p>0,00</text:p>
          </table:table-cell>
          <table:table-cell office:value-type="float" office:value="958">
            <text:p>958</text:p>
          </table:table-cell>
          <table:table-cell table:style-name="ce19" office:value-type="float" office:value="0">
            <text:p>0,000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1297">
            <text:p>1297</text:p>
          </table:table-cell>
        </table:table-row>
        <table:table-row table:style-name="ro1">
          <table:table-cell office:value-type="string">
            <text:p>Logaritmo*</text:p>
          </table:table-cell>
          <table:table-cell office:value-type="float" office:value="0.00735494">
            <text:p>0,00735</text:p>
          </table:table-cell>
          <table:table-cell office:value-type="float" office:value="43.7762674627366">
            <text:p>43,78</text:p>
          </table:table-cell>
          <table:table-cell office:value-type="float" office:value="702">
            <text:p>702</text:p>
          </table:table-cell>
          <table:table-cell table:style-name="ce19" office:value-type="float" office:value="0.00715395">
            <text:p>0,00715</text:p>
          </table:table-cell>
          <table:table-cell table:style-name="ce21" office:value-type="float" office:value="43.1865992868909">
            <text:p>43,19</text:p>
          </table:table-cell>
          <table:table-cell table:style-name="ce23" office:value-type="float" office:value="950">
            <text:p>950</text:p>
          </table:table-cell>
        </table:table-row>
        <table:table-row table:style-name="ro1">
          <table:table-cell office:value-type="string">
            <text:p>Ecualización</text:p>
          </table:table-cell>
          <table:table-cell office:value-type="float" office:value="0.000700224">
            <text:p>0,00070</text:p>
          </table:table-cell>
          <table:table-cell office:value-type="float" office:value="4.16770131473911">
            <text:p>4,17</text:p>
          </table:table-cell>
          <table:table-cell office:value-type="float" office:value="1546">
            <text:p>1546</text:p>
          </table:table-cell>
          <table:table-cell table:style-name="ce19" office:value-type="float" office:value="0.000699108">
            <text:p>0,00070</text:p>
          </table:table-cell>
          <table:table-cell table:style-name="ce21" office:value-type="float" office:value="4.22033940050738">
            <text:p>4,22</text:p>
          </table:table-cell>
          <table:table-cell table:style-name="ce23" office:value-type="float" office:value="1472">
            <text:p>1472</text:p>
          </table:table-cell>
        </table:table-row>
        <table:table-row table:style-name="ro1">
          <table:table-cell office:value-type="string">
            <text:p>F. Pasa Altos</text:p>
          </table:table-cell>
          <table:table-cell office:value-type="float" office:value="0.00126447">
            <text:p>0,00126</text:p>
          </table:table-cell>
          <table:table-cell office:value-type="float" office:value="7.52606777466663">
            <text:p>7,53</text:p>
          </table:table-cell>
          <table:table-cell office:value-type="float" office:value="1633">
            <text:p>1633</text:p>
          </table:table-cell>
          <table:table-cell table:style-name="ce19" office:value-type="float" office:value="0.00126684">
            <text:p>0,00127</text:p>
          </table:table-cell>
          <table:table-cell table:style-name="ce21" office:value-type="float" office:value="7.64759488682545">
            <text:p>7,65</text:p>
          </table:table-cell>
          <table:table-cell table:style-name="ce23" office:value-type="float" office:value="2006">
            <text:p>2006</text:p>
          </table:table-cell>
        </table:table-row>
        <table:table-row table:style-name="ro1">
          <table:table-cell office:value-type="string">
            <text:p>F. Alta Pot.</text:p>
          </table:table-cell>
          <table:table-cell office:value-type="float" office:value="0.00310338">
            <text:p>0,00310</text:p>
          </table:table-cell>
          <table:table-cell office:value-type="float" office:value="18.47117623237">
            <text:p>18,47</text:p>
          </table:table-cell>
          <table:table-cell office:value-type="float" office:value="1952">
            <text:p>1952</text:p>
          </table:table-cell>
          <table:table-cell table:style-name="ce19" office:value-type="float" office:value="0.0031325">
            <text:p>0,00313</text:p>
          </table:table-cell>
          <table:table-cell table:style-name="ce21" office:value-type="float" office:value="18.9101157075722">
            <text:p>18,91</text:p>
          </table:table-cell>
          <table:table-cell table:style-name="ce23" office:value-type="float" office:value="2216">
            <text:p>2216</text:p>
          </table:table-cell>
        </table:table-row>
        <table:table-row table:style-name="ro1">
          <table:table-cell table:style-name="ce16" office:value-type="string">
            <text:p>Ec.+F. Alta Pot.</text:p>
          </table:table-cell>
          <table:table-cell table:style-name="ce20" office:value-type="float" office:value="0.00437819">
            <text:p>0,00438</text:p>
          </table:table-cell>
          <table:table-cell table:style-name="ce22" office:value-type="float" office:value="26.0587872154876">
            <text:p>26,06</text:p>
          </table:table-cell>
          <table:table-cell table:style-name="ce24" office:value-type="float" office:value="2704">
            <text:p>2704</text:p>
          </table:table-cell>
          <table:table-cell table:style-name="ce20" office:value-type="float" office:value="0.00431281">
            <text:p>0,00431</text:p>
          </table:table-cell>
          <table:table-cell table:style-name="ce22" office:value-type="float" office:value="26.0353507182041">
            <text:p>26,04</text:p>
          </table:table-cell>
          <table:table-cell table:style-name="ce24" office:value-type="float" office:value="2443">
            <text:p>2443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/>
          <table:table-cell table:style-name="ce17" office:value-type="string" table:number-columns-spanned="3" table:number-rows-spanned="1">
            <text:p>Iluminación Alta</text:p>
          </table:table-cell>
          <table:covered-table-cell table:number-columns-repeated="2" table:style-name="ce18"/>
          <table:table-cell table:number-columns-repeated="3"/>
        </table:table-row>
        <table:table-row table:style-name="ro1">
          <table:table-cell table:style-name="ce14"/>
          <table:table-cell table:style-name="ce18" office:value-type="string">
            <text:p>t [s]</text:p>
          </table:table-cell>
          <table:table-cell table:style-name="ce18" office:value-type="string">
            <text:p>%</text:p>
          </table:table-cell>
          <table:table-cell table:style-name="ce18" office:value-type="string">
            <text:p>Cant. Caract.</text:p>
          </table:table-cell>
          <table:table-cell table:number-columns-repeated="3"/>
        </table:table-row>
        <table:table-row table:style-name="ro1">
          <table:table-cell office:value-type="string">
            <text:p>Sin Proc</text:p>
          </table:table-cell>
          <table:table-cell office:value-type="float" office:value="0">
            <text:p>0,00000</text:p>
          </table:table-cell>
          <table:table-cell office:value-type="float" office:value="0">
            <text:p>0,00</text:p>
          </table:table-cell>
          <table:table-cell office:value-type="float" office:value="1297">
            <text:p>1297</text:p>
          </table:table-cell>
          <table:table-cell table:number-columns-repeated="3"/>
        </table:table-row>
        <table:table-row table:style-name="ro1">
          <table:table-cell office:value-type="string">
            <text:p>Logaritmo*</text:p>
          </table:table-cell>
          <table:table-cell office:value-type="float" office:value="0.00715395">
            <text:p>0,00715</text:p>
          </table:table-cell>
          <table:table-cell office:value-type="float" office:value="43.1865992868909">
            <text:p>43,19</text:p>
          </table:table-cell>
          <table:table-cell office:value-type="float" office:value="950">
            <text:p>950</text:p>
          </table:table-cell>
          <table:table-cell table:number-columns-repeated="3"/>
        </table:table-row>
        <table:table-row table:style-name="ro1">
          <table:table-cell office:value-type="string">
            <text:p>Ecualización</text:p>
          </table:table-cell>
          <table:table-cell office:value-type="float" office:value="0.000699108">
            <text:p>0,00070</text:p>
          </table:table-cell>
          <table:table-cell office:value-type="float" office:value="4.22033940050738">
            <text:p>4,22</text:p>
          </table:table-cell>
          <table:table-cell office:value-type="float" office:value="1472">
            <text:p>1472</text:p>
          </table:table-cell>
          <table:table-cell table:number-columns-repeated="3"/>
        </table:table-row>
        <table:table-row table:style-name="ro1">
          <table:table-cell office:value-type="string">
            <text:p>F. Pasa Altos</text:p>
          </table:table-cell>
          <table:table-cell office:value-type="float" office:value="0.00126684">
            <text:p>0,00127</text:p>
          </table:table-cell>
          <table:table-cell office:value-type="float" office:value="7.64759488682545">
            <text:p>7,65</text:p>
          </table:table-cell>
          <table:table-cell office:value-type="float" office:value="2006">
            <text:p>2006</text:p>
          </table:table-cell>
          <table:table-cell table:number-columns-repeated="3"/>
        </table:table-row>
        <table:table-row table:style-name="ro1">
          <table:table-cell office:value-type="string">
            <text:p>F. Alta Pot.</text:p>
          </table:table-cell>
          <table:table-cell office:value-type="float" office:value="0.0031325">
            <text:p>0,00313</text:p>
          </table:table-cell>
          <table:table-cell office:value-type="float" office:value="18.9101157075722">
            <text:p>18,91</text:p>
          </table:table-cell>
          <table:table-cell office:value-type="float" office:value="2216">
            <text:p>2216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Ec.+F. Alta Pot.</text:p>
          </table:table-cell>
          <table:table-cell table:style-name="ce20" office:value-type="float" office:value="0.00431281">
            <text:p>0,00431</text:p>
          </table:table-cell>
          <table:table-cell table:style-name="ce22" office:value-type="float" office:value="26.0353507182041">
            <text:p>26,04</text:p>
          </table:table-cell>
          <table:table-cell table:style-name="ce24" office:value-type="float" office:value="2443">
            <text:p>2443</text:p>
          </table:table-cell>
          <table:table-cell table:number-columns-repeated="3"/>
        </table:table-row>
      </table:table>
      <table:table table:name="Hoja3" table:style-name="ta1" table:print="false">
        <table:table-column table:style-name="co13" table:number-columns-repeated="3" table:default-cell-style-name="Default"/>
        <table:table-row table:style-name="ro1">
          <table:table-cell/>
          <table:table-cell office:value-type="string">
            <text:p>log</text:p>
          </table:table-cell>
          <table:table-cell office:value-type="string">
            <text:p>ln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table:formula="of:=LOG([.A2])" office:value-type="float" office:value="0">
            <text:p>Err:502</text:p>
          </table:table-cell>
          <table:table-cell table:formula="of:=LOG([.A2];2)" office:value-type="float" office:value="0">
            <text:p>Err:502</text:p>
          </table:table-cell>
        </table:table-row>
        <table:table-row table:style-name="ro1">
          <table:table-cell office:value-type="float" office:value="-99">
            <text:p>-99</text:p>
          </table:table-cell>
          <table:table-cell table:formula="of:=LOG([.A3])" office:value-type="float" office:value="0">
            <text:p>Err:502</text:p>
          </table:table-cell>
          <table:table-cell table:formula="of:=LOG([.A3];2)" office:value-type="float" office:value="0">
            <text:p>Err:502</text:p>
          </table:table-cell>
        </table:table-row>
        <table:table-row table:style-name="ro1">
          <table:table-cell office:value-type="float" office:value="-98">
            <text:p>-98</text:p>
          </table:table-cell>
          <table:table-cell table:formula="of:=LOG([.A4])" office:value-type="float" office:value="0">
            <text:p>Err:502</text:p>
          </table:table-cell>
          <table:table-cell table:formula="of:=LOG([.A4];2)" office:value-type="float" office:value="0">
            <text:p>Err:502</text:p>
          </table:table-cell>
        </table:table-row>
        <table:table-row table:style-name="ro1">
          <table:table-cell office:value-type="float" office:value="-97">
            <text:p>-97</text:p>
          </table:table-cell>
          <table:table-cell table:formula="of:=LOG([.A5])" office:value-type="float" office:value="0">
            <text:p>Err:502</text:p>
          </table:table-cell>
          <table:table-cell table:formula="of:=LOG([.A5];2)" office:value-type="float" office:value="0">
            <text:p>Err:502</text:p>
          </table:table-cell>
        </table:table-row>
        <table:table-row table:style-name="ro1">
          <table:table-cell office:value-type="float" office:value="-96">
            <text:p>-96</text:p>
          </table:table-cell>
          <table:table-cell table:formula="of:=LOG([.A6])" office:value-type="float" office:value="0">
            <text:p>Err:502</text:p>
          </table:table-cell>
          <table:table-cell table:formula="of:=LOG([.A6];2)" office:value-type="float" office:value="0">
            <text:p>Err:502</text:p>
          </table:table-cell>
        </table:table-row>
        <table:table-row table:style-name="ro1">
          <table:table-cell office:value-type="float" office:value="-95">
            <text:p>-95</text:p>
          </table:table-cell>
          <table:table-cell table:formula="of:=LOG([.A7])" office:value-type="float" office:value="0">
            <text:p>Err:502</text:p>
          </table:table-cell>
          <table:table-cell table:formula="of:=LOG([.A7];2)" office:value-type="float" office:value="0">
            <text:p>Err:502</text:p>
          </table:table-cell>
        </table:table-row>
        <table:table-row table:style-name="ro1">
          <table:table-cell office:value-type="float" office:value="-94">
            <text:p>-94</text:p>
          </table:table-cell>
          <table:table-cell table:formula="of:=LOG([.A8])" office:value-type="float" office:value="0">
            <text:p>Err:502</text:p>
          </table:table-cell>
          <table:table-cell table:formula="of:=LOG([.A8];2)" office:value-type="float" office:value="0">
            <text:p>Err:502</text:p>
          </table:table-cell>
        </table:table-row>
        <table:table-row table:style-name="ro1">
          <table:table-cell office:value-type="float" office:value="-93">
            <text:p>-93</text:p>
          </table:table-cell>
          <table:table-cell table:formula="of:=LOG([.A9])" office:value-type="float" office:value="0">
            <text:p>Err:502</text:p>
          </table:table-cell>
          <table:table-cell table:formula="of:=LOG([.A9];2)" office:value-type="float" office:value="0">
            <text:p>Err:502</text:p>
          </table:table-cell>
        </table:table-row>
        <table:table-row table:style-name="ro1">
          <table:table-cell office:value-type="float" office:value="-92">
            <text:p>-92</text:p>
          </table:table-cell>
          <table:table-cell table:formula="of:=LOG([.A10])" office:value-type="float" office:value="0">
            <text:p>Err:502</text:p>
          </table:table-cell>
          <table:table-cell table:formula="of:=LOG([.A10];2)" office:value-type="float" office:value="0">
            <text:p>Err:502</text:p>
          </table:table-cell>
        </table:table-row>
        <table:table-row table:style-name="ro1">
          <table:table-cell office:value-type="float" office:value="-91">
            <text:p>-91</text:p>
          </table:table-cell>
          <table:table-cell table:formula="of:=LOG([.A11])" office:value-type="float" office:value="0">
            <text:p>Err:502</text:p>
          </table:table-cell>
          <table:table-cell table:formula="of:=LOG([.A11];2)" office:value-type="float" office:value="0">
            <text:p>Err:502</text:p>
          </table:table-cell>
        </table:table-row>
        <table:table-row table:style-name="ro1">
          <table:table-cell office:value-type="float" office:value="-90">
            <text:p>-90</text:p>
          </table:table-cell>
          <table:table-cell table:formula="of:=LOG([.A12])" office:value-type="float" office:value="0">
            <text:p>Err:502</text:p>
          </table:table-cell>
          <table:table-cell table:formula="of:=LOG([.A12];2)" office:value-type="float" office:value="0">
            <text:p>Err:502</text:p>
          </table:table-cell>
        </table:table-row>
        <table:table-row table:style-name="ro1">
          <table:table-cell office:value-type="float" office:value="-89">
            <text:p>-89</text:p>
          </table:table-cell>
          <table:table-cell table:formula="of:=LOG([.A13])" office:value-type="float" office:value="0">
            <text:p>Err:502</text:p>
          </table:table-cell>
          <table:table-cell table:formula="of:=LOG([.A13];2)" office:value-type="float" office:value="0">
            <text:p>Err:502</text:p>
          </table:table-cell>
        </table:table-row>
        <table:table-row table:style-name="ro1">
          <table:table-cell office:value-type="float" office:value="-88">
            <text:p>-88</text:p>
          </table:table-cell>
          <table:table-cell table:formula="of:=LOG([.A14])" office:value-type="float" office:value="0">
            <text:p>Err:502</text:p>
          </table:table-cell>
          <table:table-cell table:formula="of:=LOG([.A14];2)" office:value-type="float" office:value="0">
            <text:p>Err:502</text:p>
          </table:table-cell>
        </table:table-row>
        <table:table-row table:style-name="ro1">
          <table:table-cell office:value-type="float" office:value="-87">
            <text:p>-87</text:p>
          </table:table-cell>
          <table:table-cell table:formula="of:=LOG([.A15])" office:value-type="float" office:value="0">
            <text:p>Err:502</text:p>
          </table:table-cell>
          <table:table-cell table:formula="of:=LOG([.A15];2)" office:value-type="float" office:value="0">
            <text:p>Err:502</text:p>
          </table:table-cell>
        </table:table-row>
        <table:table-row table:style-name="ro1">
          <table:table-cell office:value-type="float" office:value="-86">
            <text:p>-86</text:p>
          </table:table-cell>
          <table:table-cell table:formula="of:=LOG([.A16])" office:value-type="float" office:value="0">
            <text:p>Err:502</text:p>
          </table:table-cell>
          <table:table-cell table:formula="of:=LOG([.A16];2)" office:value-type="float" office:value="0">
            <text:p>Err:502</text:p>
          </table:table-cell>
        </table:table-row>
        <table:table-row table:style-name="ro1">
          <table:table-cell office:value-type="float" office:value="-85">
            <text:p>-85</text:p>
          </table:table-cell>
          <table:table-cell table:formula="of:=LOG([.A17])" office:value-type="float" office:value="0">
            <text:p>Err:502</text:p>
          </table:table-cell>
          <table:table-cell table:formula="of:=LOG([.A17];2)" office:value-type="float" office:value="0">
            <text:p>Err:502</text:p>
          </table:table-cell>
        </table:table-row>
        <table:table-row table:style-name="ro1">
          <table:table-cell office:value-type="float" office:value="-84">
            <text:p>-84</text:p>
          </table:table-cell>
          <table:table-cell table:formula="of:=LOG([.A18])" office:value-type="float" office:value="0">
            <text:p>Err:502</text:p>
          </table:table-cell>
          <table:table-cell table:formula="of:=LOG([.A18];2)" office:value-type="float" office:value="0">
            <text:p>Err:502</text:p>
          </table:table-cell>
        </table:table-row>
        <table:table-row table:style-name="ro1">
          <table:table-cell office:value-type="float" office:value="-83">
            <text:p>-83</text:p>
          </table:table-cell>
          <table:table-cell table:formula="of:=LOG([.A19])" office:value-type="float" office:value="0">
            <text:p>Err:502</text:p>
          </table:table-cell>
          <table:table-cell table:formula="of:=LOG([.A19];2)" office:value-type="float" office:value="0">
            <text:p>Err:502</text:p>
          </table:table-cell>
        </table:table-row>
        <table:table-row table:style-name="ro1">
          <table:table-cell office:value-type="float" office:value="-82">
            <text:p>-82</text:p>
          </table:table-cell>
          <table:table-cell table:formula="of:=LOG([.A20])" office:value-type="float" office:value="0">
            <text:p>Err:502</text:p>
          </table:table-cell>
          <table:table-cell table:formula="of:=LOG([.A20];2)" office:value-type="float" office:value="0">
            <text:p>Err:502</text:p>
          </table:table-cell>
        </table:table-row>
        <table:table-row table:style-name="ro1">
          <table:table-cell office:value-type="float" office:value="-81">
            <text:p>-81</text:p>
          </table:table-cell>
          <table:table-cell table:formula="of:=LOG([.A21])" office:value-type="float" office:value="0">
            <text:p>Err:502</text:p>
          </table:table-cell>
          <table:table-cell table:formula="of:=LOG([.A21];2)" office:value-type="float" office:value="0">
            <text:p>Err:502</text:p>
          </table:table-cell>
        </table:table-row>
        <table:table-row table:style-name="ro1">
          <table:table-cell office:value-type="float" office:value="-80">
            <text:p>-80</text:p>
          </table:table-cell>
          <table:table-cell table:formula="of:=LOG([.A22])" office:value-type="float" office:value="0">
            <text:p>Err:502</text:p>
          </table:table-cell>
          <table:table-cell table:formula="of:=LOG([.A22];2)" office:value-type="float" office:value="0">
            <text:p>Err:502</text:p>
          </table:table-cell>
        </table:table-row>
        <table:table-row table:style-name="ro1">
          <table:table-cell office:value-type="float" office:value="-79">
            <text:p>-79</text:p>
          </table:table-cell>
          <table:table-cell table:formula="of:=LOG([.A23])" office:value-type="float" office:value="0">
            <text:p>Err:502</text:p>
          </table:table-cell>
          <table:table-cell table:formula="of:=LOG([.A23];2)" office:value-type="float" office:value="0">
            <text:p>Err:502</text:p>
          </table:table-cell>
        </table:table-row>
        <table:table-row table:style-name="ro1">
          <table:table-cell office:value-type="float" office:value="-78">
            <text:p>-78</text:p>
          </table:table-cell>
          <table:table-cell table:formula="of:=LOG([.A24])" office:value-type="float" office:value="0">
            <text:p>Err:502</text:p>
          </table:table-cell>
          <table:table-cell table:formula="of:=LOG([.A24];2)" office:value-type="float" office:value="0">
            <text:p>Err:502</text:p>
          </table:table-cell>
        </table:table-row>
        <table:table-row table:style-name="ro1">
          <table:table-cell office:value-type="float" office:value="-77">
            <text:p>-77</text:p>
          </table:table-cell>
          <table:table-cell table:formula="of:=LOG([.A25])" office:value-type="float" office:value="0">
            <text:p>Err:502</text:p>
          </table:table-cell>
          <table:table-cell table:formula="of:=LOG([.A25];2)" office:value-type="float" office:value="0">
            <text:p>Err:502</text:p>
          </table:table-cell>
        </table:table-row>
        <table:table-row table:style-name="ro1">
          <table:table-cell office:value-type="float" office:value="-76">
            <text:p>-76</text:p>
          </table:table-cell>
          <table:table-cell table:formula="of:=LOG([.A26])" office:value-type="float" office:value="0">
            <text:p>Err:502</text:p>
          </table:table-cell>
          <table:table-cell table:formula="of:=LOG([.A26];2)" office:value-type="float" office:value="0">
            <text:p>Err:502</text:p>
          </table:table-cell>
        </table:table-row>
        <table:table-row table:style-name="ro1">
          <table:table-cell office:value-type="float" office:value="-75">
            <text:p>-75</text:p>
          </table:table-cell>
          <table:table-cell table:formula="of:=LOG([.A27])" office:value-type="float" office:value="0">
            <text:p>Err:502</text:p>
          </table:table-cell>
          <table:table-cell table:formula="of:=LOG([.A27];2)" office:value-type="float" office:value="0">
            <text:p>Err:502</text:p>
          </table:table-cell>
        </table:table-row>
        <table:table-row table:style-name="ro1">
          <table:table-cell office:value-type="float" office:value="-74">
            <text:p>-74</text:p>
          </table:table-cell>
          <table:table-cell table:formula="of:=LOG([.A28])" office:value-type="float" office:value="0">
            <text:p>Err:502</text:p>
          </table:table-cell>
          <table:table-cell table:formula="of:=LOG([.A28];2)" office:value-type="float" office:value="0">
            <text:p>Err:502</text:p>
          </table:table-cell>
        </table:table-row>
        <table:table-row table:style-name="ro1">
          <table:table-cell office:value-type="float" office:value="-73">
            <text:p>-73</text:p>
          </table:table-cell>
          <table:table-cell table:formula="of:=LOG([.A29])" office:value-type="float" office:value="0">
            <text:p>Err:502</text:p>
          </table:table-cell>
          <table:table-cell table:formula="of:=LOG([.A29];2)" office:value-type="float" office:value="0">
            <text:p>Err:502</text:p>
          </table:table-cell>
        </table:table-row>
        <table:table-row table:style-name="ro1">
          <table:table-cell office:value-type="float" office:value="-72">
            <text:p>-72</text:p>
          </table:table-cell>
          <table:table-cell table:formula="of:=LOG([.A30])" office:value-type="float" office:value="0">
            <text:p>Err:502</text:p>
          </table:table-cell>
          <table:table-cell table:formula="of:=LOG([.A30];2)" office:value-type="float" office:value="0">
            <text:p>Err:502</text:p>
          </table:table-cell>
        </table:table-row>
        <table:table-row table:style-name="ro1">
          <table:table-cell office:value-type="float" office:value="-71">
            <text:p>-71</text:p>
          </table:table-cell>
          <table:table-cell table:formula="of:=LOG([.A31])" office:value-type="float" office:value="0">
            <text:p>Err:502</text:p>
          </table:table-cell>
          <table:table-cell table:formula="of:=LOG([.A31];2)" office:value-type="float" office:value="0">
            <text:p>Err:502</text:p>
          </table:table-cell>
        </table:table-row>
        <table:table-row table:style-name="ro1">
          <table:table-cell office:value-type="float" office:value="-70">
            <text:p>-70</text:p>
          </table:table-cell>
          <table:table-cell table:formula="of:=LOG([.A32])" office:value-type="float" office:value="0">
            <text:p>Err:502</text:p>
          </table:table-cell>
          <table:table-cell table:formula="of:=LOG([.A32];2)" office:value-type="float" office:value="0">
            <text:p>Err:502</text:p>
          </table:table-cell>
        </table:table-row>
        <table:table-row table:style-name="ro1">
          <table:table-cell office:value-type="float" office:value="-69">
            <text:p>-69</text:p>
          </table:table-cell>
          <table:table-cell table:formula="of:=LOG([.A33])" office:value-type="float" office:value="0">
            <text:p>Err:502</text:p>
          </table:table-cell>
          <table:table-cell table:formula="of:=LOG([.A33];2)" office:value-type="float" office:value="0">
            <text:p>Err:502</text:p>
          </table:table-cell>
        </table:table-row>
        <table:table-row table:style-name="ro1">
          <table:table-cell office:value-type="float" office:value="-68">
            <text:p>-68</text:p>
          </table:table-cell>
          <table:table-cell table:formula="of:=LOG([.A34])" office:value-type="float" office:value="0">
            <text:p>Err:502</text:p>
          </table:table-cell>
          <table:table-cell table:formula="of:=LOG([.A34];2)" office:value-type="float" office:value="0">
            <text:p>Err:502</text:p>
          </table:table-cell>
        </table:table-row>
        <table:table-row table:style-name="ro1">
          <table:table-cell office:value-type="float" office:value="-67">
            <text:p>-67</text:p>
          </table:table-cell>
          <table:table-cell table:formula="of:=LOG([.A35])" office:value-type="float" office:value="0">
            <text:p>Err:502</text:p>
          </table:table-cell>
          <table:table-cell table:formula="of:=LOG([.A35];2)" office:value-type="float" office:value="0">
            <text:p>Err:502</text:p>
          </table:table-cell>
        </table:table-row>
        <table:table-row table:style-name="ro1">
          <table:table-cell office:value-type="float" office:value="-66">
            <text:p>-66</text:p>
          </table:table-cell>
          <table:table-cell table:formula="of:=LOG([.A36])" office:value-type="float" office:value="0">
            <text:p>Err:502</text:p>
          </table:table-cell>
          <table:table-cell table:formula="of:=LOG([.A36];2)" office:value-type="float" office:value="0">
            <text:p>Err:502</text:p>
          </table:table-cell>
        </table:table-row>
        <table:table-row table:style-name="ro1">
          <table:table-cell office:value-type="float" office:value="-65">
            <text:p>-65</text:p>
          </table:table-cell>
          <table:table-cell table:formula="of:=LOG([.A37])" office:value-type="float" office:value="0">
            <text:p>Err:502</text:p>
          </table:table-cell>
          <table:table-cell table:formula="of:=LOG([.A37];2)" office:value-type="float" office:value="0">
            <text:p>Err:502</text:p>
          </table:table-cell>
        </table:table-row>
        <table:table-row table:style-name="ro1">
          <table:table-cell office:value-type="float" office:value="-64">
            <text:p>-64</text:p>
          </table:table-cell>
          <table:table-cell table:formula="of:=LOG([.A38])" office:value-type="float" office:value="0">
            <text:p>Err:502</text:p>
          </table:table-cell>
          <table:table-cell table:formula="of:=LOG([.A38];2)" office:value-type="float" office:value="0">
            <text:p>Err:502</text:p>
          </table:table-cell>
        </table:table-row>
        <table:table-row table:style-name="ro1">
          <table:table-cell office:value-type="float" office:value="-63">
            <text:p>-63</text:p>
          </table:table-cell>
          <table:table-cell table:formula="of:=LOG([.A39])" office:value-type="float" office:value="0">
            <text:p>Err:502</text:p>
          </table:table-cell>
          <table:table-cell table:formula="of:=LOG([.A39];2)" office:value-type="float" office:value="0">
            <text:p>Err:502</text:p>
          </table:table-cell>
        </table:table-row>
        <table:table-row table:style-name="ro1">
          <table:table-cell office:value-type="float" office:value="-62">
            <text:p>-62</text:p>
          </table:table-cell>
          <table:table-cell table:formula="of:=LOG([.A40])" office:value-type="float" office:value="0">
            <text:p>Err:502</text:p>
          </table:table-cell>
          <table:table-cell table:formula="of:=LOG([.A40];2)" office:value-type="float" office:value="0">
            <text:p>Err:502</text:p>
          </table:table-cell>
        </table:table-row>
        <table:table-row table:style-name="ro1">
          <table:table-cell office:value-type="float" office:value="-61">
            <text:p>-61</text:p>
          </table:table-cell>
          <table:table-cell table:formula="of:=LOG([.A41])" office:value-type="float" office:value="0">
            <text:p>Err:502</text:p>
          </table:table-cell>
          <table:table-cell table:formula="of:=LOG([.A41];2)" office:value-type="float" office:value="0">
            <text:p>Err:502</text:p>
          </table:table-cell>
        </table:table-row>
        <table:table-row table:style-name="ro1">
          <table:table-cell office:value-type="float" office:value="-60">
            <text:p>-60</text:p>
          </table:table-cell>
          <table:table-cell table:formula="of:=LOG([.A42])" office:value-type="float" office:value="0">
            <text:p>Err:502</text:p>
          </table:table-cell>
          <table:table-cell table:formula="of:=LOG([.A42];2)" office:value-type="float" office:value="0">
            <text:p>Err:502</text:p>
          </table:table-cell>
        </table:table-row>
        <table:table-row table:style-name="ro1">
          <table:table-cell office:value-type="float" office:value="-59">
            <text:p>-59</text:p>
          </table:table-cell>
          <table:table-cell table:formula="of:=LOG([.A43])" office:value-type="float" office:value="0">
            <text:p>Err:502</text:p>
          </table:table-cell>
          <table:table-cell table:formula="of:=LOG([.A43];2)" office:value-type="float" office:value="0">
            <text:p>Err:502</text:p>
          </table:table-cell>
        </table:table-row>
        <table:table-row table:style-name="ro1">
          <table:table-cell office:value-type="float" office:value="-58">
            <text:p>-58</text:p>
          </table:table-cell>
          <table:table-cell table:formula="of:=LOG([.A44])" office:value-type="float" office:value="0">
            <text:p>Err:502</text:p>
          </table:table-cell>
          <table:table-cell table:formula="of:=LOG([.A44];2)" office:value-type="float" office:value="0">
            <text:p>Err:502</text:p>
          </table:table-cell>
        </table:table-row>
        <table:table-row table:style-name="ro1">
          <table:table-cell office:value-type="float" office:value="-57">
            <text:p>-57</text:p>
          </table:table-cell>
          <table:table-cell table:formula="of:=LOG([.A45])" office:value-type="float" office:value="0">
            <text:p>Err:502</text:p>
          </table:table-cell>
          <table:table-cell table:formula="of:=LOG([.A45];2)" office:value-type="float" office:value="0">
            <text:p>Err:502</text:p>
          </table:table-cell>
        </table:table-row>
        <table:table-row table:style-name="ro1">
          <table:table-cell office:value-type="float" office:value="-56">
            <text:p>-56</text:p>
          </table:table-cell>
          <table:table-cell table:formula="of:=LOG([.A46])" office:value-type="float" office:value="0">
            <text:p>Err:502</text:p>
          </table:table-cell>
          <table:table-cell table:formula="of:=LOG([.A46];2)" office:value-type="float" office:value="0">
            <text:p>Err:502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table:formula="of:=LOG([.A47])" office:value-type="float" office:value="0">
            <text:p>Err:502</text:p>
          </table:table-cell>
          <table:table-cell table:formula="of:=LOG([.A47];2)" office:value-type="float" office:value="0">
            <text:p>Err:502</text:p>
          </table:table-cell>
        </table:table-row>
        <table:table-row table:style-name="ro1">
          <table:table-cell office:value-type="float" office:value="-54">
            <text:p>-54</text:p>
          </table:table-cell>
          <table:table-cell table:formula="of:=LOG([.A48])" office:value-type="float" office:value="0">
            <text:p>Err:502</text:p>
          </table:table-cell>
          <table:table-cell table:formula="of:=LOG([.A48];2)" office:value-type="float" office:value="0">
            <text:p>Err:502</text:p>
          </table:table-cell>
        </table:table-row>
        <table:table-row table:style-name="ro1">
          <table:table-cell office:value-type="float" office:value="-53">
            <text:p>-53</text:p>
          </table:table-cell>
          <table:table-cell table:formula="of:=LOG([.A49])" office:value-type="float" office:value="0">
            <text:p>Err:502</text:p>
          </table:table-cell>
          <table:table-cell table:formula="of:=LOG([.A49];2)" office:value-type="float" office:value="0">
            <text:p>Err:502</text:p>
          </table:table-cell>
        </table:table-row>
        <table:table-row table:style-name="ro1">
          <table:table-cell office:value-type="float" office:value="-52">
            <text:p>-52</text:p>
          </table:table-cell>
          <table:table-cell table:formula="of:=LOG([.A50])" office:value-type="float" office:value="0">
            <text:p>Err:502</text:p>
          </table:table-cell>
          <table:table-cell table:formula="of:=LOG([.A50];2)" office:value-type="float" office:value="0">
            <text:p>Err:502</text:p>
          </table:table-cell>
        </table:table-row>
        <table:table-row table:style-name="ro1">
          <table:table-cell office:value-type="float" office:value="-51">
            <text:p>-51</text:p>
          </table:table-cell>
          <table:table-cell table:formula="of:=LOG([.A51])" office:value-type="float" office:value="0">
            <text:p>Err:502</text:p>
          </table:table-cell>
          <table:table-cell table:formula="of:=LOG([.A51];2)" office:value-type="float" office:value="0">
            <text:p>Err:502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table:formula="of:=LOG([.A52])" office:value-type="float" office:value="0">
            <text:p>Err:502</text:p>
          </table:table-cell>
          <table:table-cell table:formula="of:=LOG([.A52];2)" office:value-type="float" office:value="0">
            <text:p>Err:502</text:p>
          </table:table-cell>
        </table:table-row>
        <table:table-row table:style-name="ro1">
          <table:table-cell office:value-type="float" office:value="-49">
            <text:p>-49</text:p>
          </table:table-cell>
          <table:table-cell table:formula="of:=LOG([.A53])" office:value-type="float" office:value="0">
            <text:p>Err:502</text:p>
          </table:table-cell>
          <table:table-cell table:formula="of:=LOG([.A53];2)" office:value-type="float" office:value="0">
            <text:p>Err:502</text:p>
          </table:table-cell>
        </table:table-row>
        <table:table-row table:style-name="ro1">
          <table:table-cell office:value-type="float" office:value="-48">
            <text:p>-48</text:p>
          </table:table-cell>
          <table:table-cell table:formula="of:=LOG([.A54])" office:value-type="float" office:value="0">
            <text:p>Err:502</text:p>
          </table:table-cell>
          <table:table-cell table:formula="of:=LOG([.A54];2)" office:value-type="float" office:value="0">
            <text:p>Err:502</text:p>
          </table:table-cell>
        </table:table-row>
        <table:table-row table:style-name="ro1">
          <table:table-cell office:value-type="float" office:value="-47">
            <text:p>-47</text:p>
          </table:table-cell>
          <table:table-cell table:formula="of:=LOG([.A55])" office:value-type="float" office:value="0">
            <text:p>Err:502</text:p>
          </table:table-cell>
          <table:table-cell table:formula="of:=LOG([.A55];2)" office:value-type="float" office:value="0">
            <text:p>Err:502</text:p>
          </table:table-cell>
        </table:table-row>
        <table:table-row table:style-name="ro1">
          <table:table-cell office:value-type="float" office:value="-46">
            <text:p>-46</text:p>
          </table:table-cell>
          <table:table-cell table:formula="of:=LOG([.A56])" office:value-type="float" office:value="0">
            <text:p>Err:502</text:p>
          </table:table-cell>
          <table:table-cell table:formula="of:=LOG([.A56];2)" office:value-type="float" office:value="0">
            <text:p>Err:502</text:p>
          </table:table-cell>
        </table:table-row>
        <table:table-row table:style-name="ro1">
          <table:table-cell office:value-type="float" office:value="-45">
            <text:p>-45</text:p>
          </table:table-cell>
          <table:table-cell table:formula="of:=LOG([.A57])" office:value-type="float" office:value="0">
            <text:p>Err:502</text:p>
          </table:table-cell>
          <table:table-cell table:formula="of:=LOG([.A57];2)" office:value-type="float" office:value="0">
            <text:p>Err:502</text:p>
          </table:table-cell>
        </table:table-row>
        <table:table-row table:style-name="ro1">
          <table:table-cell office:value-type="float" office:value="-44">
            <text:p>-44</text:p>
          </table:table-cell>
          <table:table-cell table:formula="of:=LOG([.A58])" office:value-type="float" office:value="0">
            <text:p>Err:502</text:p>
          </table:table-cell>
          <table:table-cell table:formula="of:=LOG([.A58];2)" office:value-type="float" office:value="0">
            <text:p>Err:502</text:p>
          </table:table-cell>
        </table:table-row>
        <table:table-row table:style-name="ro1">
          <table:table-cell office:value-type="float" office:value="-43">
            <text:p>-43</text:p>
          </table:table-cell>
          <table:table-cell table:formula="of:=LOG([.A59])" office:value-type="float" office:value="0">
            <text:p>Err:502</text:p>
          </table:table-cell>
          <table:table-cell table:formula="of:=LOG([.A59];2)" office:value-type="float" office:value="0">
            <text:p>Err:502</text:p>
          </table:table-cell>
        </table:table-row>
        <table:table-row table:style-name="ro1">
          <table:table-cell office:value-type="float" office:value="-42">
            <text:p>-42</text:p>
          </table:table-cell>
          <table:table-cell table:formula="of:=LOG([.A60])" office:value-type="float" office:value="0">
            <text:p>Err:502</text:p>
          </table:table-cell>
          <table:table-cell table:formula="of:=LOG([.A60];2)" office:value-type="float" office:value="0">
            <text:p>Err:502</text:p>
          </table:table-cell>
        </table:table-row>
        <table:table-row table:style-name="ro1">
          <table:table-cell office:value-type="float" office:value="-41">
            <text:p>-41</text:p>
          </table:table-cell>
          <table:table-cell table:formula="of:=LOG([.A61])" office:value-type="float" office:value="0">
            <text:p>Err:502</text:p>
          </table:table-cell>
          <table:table-cell table:formula="of:=LOG([.A61];2)" office:value-type="float" office:value="0">
            <text:p>Err:502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table:formula="of:=LOG([.A62])" office:value-type="float" office:value="0">
            <text:p>Err:502</text:p>
          </table:table-cell>
          <table:table-cell table:formula="of:=LOG([.A62];2)" office:value-type="float" office:value="0">
            <text:p>Err:502</text:p>
          </table:table-cell>
        </table:table-row>
        <table:table-row table:style-name="ro1">
          <table:table-cell office:value-type="float" office:value="-39">
            <text:p>-39</text:p>
          </table:table-cell>
          <table:table-cell table:formula="of:=LOG([.A63])" office:value-type="float" office:value="0">
            <text:p>Err:502</text:p>
          </table:table-cell>
          <table:table-cell table:formula="of:=LOG([.A63];2)" office:value-type="float" office:value="0">
            <text:p>Err:502</text:p>
          </table:table-cell>
        </table:table-row>
        <table:table-row table:style-name="ro1">
          <table:table-cell office:value-type="float" office:value="-38">
            <text:p>-38</text:p>
          </table:table-cell>
          <table:table-cell table:formula="of:=LOG([.A64])" office:value-type="float" office:value="0">
            <text:p>Err:502</text:p>
          </table:table-cell>
          <table:table-cell table:formula="of:=LOG([.A64];2)" office:value-type="float" office:value="0">
            <text:p>Err:502</text:p>
          </table:table-cell>
        </table:table-row>
        <table:table-row table:style-name="ro1">
          <table:table-cell office:value-type="float" office:value="-37">
            <text:p>-37</text:p>
          </table:table-cell>
          <table:table-cell table:formula="of:=LOG([.A65])" office:value-type="float" office:value="0">
            <text:p>Err:502</text:p>
          </table:table-cell>
          <table:table-cell table:formula="of:=LOG([.A65];2)" office:value-type="float" office:value="0">
            <text:p>Err:502</text:p>
          </table:table-cell>
        </table:table-row>
        <table:table-row table:style-name="ro1">
          <table:table-cell office:value-type="float" office:value="-36">
            <text:p>-36</text:p>
          </table:table-cell>
          <table:table-cell table:formula="of:=LOG([.A66])" office:value-type="float" office:value="0">
            <text:p>Err:502</text:p>
          </table:table-cell>
          <table:table-cell table:formula="of:=LOG([.A66];2)" office:value-type="float" office:value="0">
            <text:p>Err:502</text:p>
          </table:table-cell>
        </table:table-row>
        <table:table-row table:style-name="ro1">
          <table:table-cell office:value-type="float" office:value="-35">
            <text:p>-35</text:p>
          </table:table-cell>
          <table:table-cell table:formula="of:=LOG([.A67])" office:value-type="float" office:value="0">
            <text:p>Err:502</text:p>
          </table:table-cell>
          <table:table-cell table:formula="of:=LOG([.A67];2)" office:value-type="float" office:value="0">
            <text:p>Err:502</text:p>
          </table:table-cell>
        </table:table-row>
        <table:table-row table:style-name="ro1">
          <table:table-cell office:value-type="float" office:value="-34">
            <text:p>-34</text:p>
          </table:table-cell>
          <table:table-cell table:formula="of:=LOG([.A68])" office:value-type="float" office:value="0">
            <text:p>Err:502</text:p>
          </table:table-cell>
          <table:table-cell table:formula="of:=LOG([.A68];2)" office:value-type="float" office:value="0">
            <text:p>Err:502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table:formula="of:=LOG([.A69])" office:value-type="float" office:value="0">
            <text:p>Err:502</text:p>
          </table:table-cell>
          <table:table-cell table:formula="of:=LOG([.A69];2)" office:value-type="float" office:value="0">
            <text:p>Err:502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table:formula="of:=LOG([.A70])" office:value-type="float" office:value="0">
            <text:p>Err:502</text:p>
          </table:table-cell>
          <table:table-cell table:formula="of:=LOG([.A70];2)" office:value-type="float" office:value="0">
            <text:p>Err:502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table:formula="of:=LOG([.A71])" office:value-type="float" office:value="0">
            <text:p>Err:502</text:p>
          </table:table-cell>
          <table:table-cell table:formula="of:=LOG([.A71];2)" office:value-type="float" office:value="0">
            <text:p>Err:502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table:formula="of:=LOG([.A72])" office:value-type="float" office:value="0">
            <text:p>Err:502</text:p>
          </table:table-cell>
          <table:table-cell table:formula="of:=LOG([.A72];2)" office:value-type="float" office:value="0">
            <text:p>Err:502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table:formula="of:=LOG([.A73])" office:value-type="float" office:value="0">
            <text:p>Err:502</text:p>
          </table:table-cell>
          <table:table-cell table:formula="of:=LOG([.A73];2)" office:value-type="float" office:value="0">
            <text:p>Err:502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table:formula="of:=LOG([.A74])" office:value-type="float" office:value="0">
            <text:p>Err:502</text:p>
          </table:table-cell>
          <table:table-cell table:formula="of:=LOG([.A74];2)" office:value-type="float" office:value="0">
            <text:p>Err:502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table:formula="of:=LOG([.A75])" office:value-type="float" office:value="0">
            <text:p>Err:502</text:p>
          </table:table-cell>
          <table:table-cell table:formula="of:=LOG([.A75];2)" office:value-type="float" office:value="0">
            <text:p>Err:502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table:formula="of:=LOG([.A76])" office:value-type="float" office:value="0">
            <text:p>Err:502</text:p>
          </table:table-cell>
          <table:table-cell table:formula="of:=LOG([.A76];2)" office:value-type="float" office:value="0">
            <text:p>Err:502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table:formula="of:=LOG([.A77])" office:value-type="float" office:value="0">
            <text:p>Err:502</text:p>
          </table:table-cell>
          <table:table-cell table:formula="of:=LOG([.A77];2)" office:value-type="float" office:value="0">
            <text:p>Err:502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table:formula="of:=LOG([.A78])" office:value-type="float" office:value="0">
            <text:p>Err:502</text:p>
          </table:table-cell>
          <table:table-cell table:formula="of:=LOG([.A78];2)" office:value-type="float" office:value="0">
            <text:p>Err:502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table:formula="of:=LOG([.A79])" office:value-type="float" office:value="0">
            <text:p>Err:502</text:p>
          </table:table-cell>
          <table:table-cell table:formula="of:=LOG([.A79];2)" office:value-type="float" office:value="0">
            <text:p>Err:502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table:formula="of:=LOG([.A80])" office:value-type="float" office:value="0">
            <text:p>Err:502</text:p>
          </table:table-cell>
          <table:table-cell table:formula="of:=LOG([.A80];2)" office:value-type="float" office:value="0">
            <text:p>Err:502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table:formula="of:=LOG([.A81])" office:value-type="float" office:value="0">
            <text:p>Err:502</text:p>
          </table:table-cell>
          <table:table-cell table:formula="of:=LOG([.A81];2)" office:value-type="float" office:value="0">
            <text:p>Err:502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formula="of:=LOG([.A82])" office:value-type="float" office:value="0">
            <text:p>Err:502</text:p>
          </table:table-cell>
          <table:table-cell table:formula="of:=LOG([.A82];2)" office:value-type="float" office:value="0">
            <text:p>Err:502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table:formula="of:=LOG([.A83])" office:value-type="float" office:value="0">
            <text:p>Err:502</text:p>
          </table:table-cell>
          <table:table-cell table:formula="of:=LOG([.A83];2)" office:value-type="float" office:value="0">
            <text:p>Err:502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table:formula="of:=LOG([.A84])" office:value-type="float" office:value="0">
            <text:p>Err:502</text:p>
          </table:table-cell>
          <table:table-cell table:formula="of:=LOG([.A84];2)" office:value-type="float" office:value="0">
            <text:p>Err:502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table:formula="of:=LOG([.A85])" office:value-type="float" office:value="0">
            <text:p>Err:502</text:p>
          </table:table-cell>
          <table:table-cell table:formula="of:=LOG([.A85];2)" office:value-type="float" office:value="0">
            <text:p>Err:502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table:formula="of:=LOG([.A86])" office:value-type="float" office:value="0">
            <text:p>Err:502</text:p>
          </table:table-cell>
          <table:table-cell table:formula="of:=LOG([.A86];2)" office:value-type="float" office:value="0">
            <text:p>Err:502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table:formula="of:=LOG([.A87])" office:value-type="float" office:value="0">
            <text:p>Err:502</text:p>
          </table:table-cell>
          <table:table-cell table:formula="of:=LOG([.A87];2)" office:value-type="float" office:value="0">
            <text:p>Err:502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table:formula="of:=LOG([.A88])" office:value-type="float" office:value="0">
            <text:p>Err:502</text:p>
          </table:table-cell>
          <table:table-cell table:formula="of:=LOG([.A88];2)" office:value-type="float" office:value="0">
            <text:p>Err:502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table:formula="of:=LOG([.A89])" office:value-type="float" office:value="0">
            <text:p>Err:502</text:p>
          </table:table-cell>
          <table:table-cell table:formula="of:=LOG([.A89];2)" office:value-type="float" office:value="0">
            <text:p>Err:502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table:formula="of:=LOG([.A90])" office:value-type="float" office:value="0">
            <text:p>Err:502</text:p>
          </table:table-cell>
          <table:table-cell table:formula="of:=LOG([.A90];2)" office:value-type="float" office:value="0">
            <text:p>Err:502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table:formula="of:=LOG([.A91])" office:value-type="float" office:value="0">
            <text:p>Err:502</text:p>
          </table:table-cell>
          <table:table-cell table:formula="of:=LOG([.A91];2)" office:value-type="float" office:value="0">
            <text:p>Err:50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LOG([.A92])" office:value-type="float" office:value="0">
            <text:p>Err:502</text:p>
          </table:table-cell>
          <table:table-cell table:formula="of:=LOG([.A92];2)" office:value-type="float" office:value="0">
            <text:p>Err:50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table:formula="of:=LOG([.A93])" office:value-type="float" office:value="0">
            <text:p>Err:502</text:p>
          </table:table-cell>
          <table:table-cell table:formula="of:=LOG([.A93];2)" office:value-type="float" office:value="0">
            <text:p>Err:502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formula="of:=LOG([.A94])" office:value-type="float" office:value="0">
            <text:p>Err:502</text:p>
          </table:table-cell>
          <table:table-cell table:formula="of:=LOG([.A94];2)" office:value-type="float" office:value="0">
            <text:p>Err:50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table:formula="of:=LOG([.A95])" office:value-type="float" office:value="0">
            <text:p>Err:502</text:p>
          </table:table-cell>
          <table:table-cell table:formula="of:=LOG([.A95];2)" office:value-type="float" office:value="0">
            <text:p>Err:502</text:p>
          </table:table-cell>
        </table:table-row>
        <table:table-row table:style-name="ro1">
          <table:table-cell office:value-type="float" office:value="-6">
            <text:p>-6</text:p>
          </table:table-cell>
          <table:table-cell table:formula="of:=LOG([.A96])" office:value-type="float" office:value="0">
            <text:p>Err:502</text:p>
          </table:table-cell>
          <table:table-cell table:formula="of:=LOG([.A96];2)" office:value-type="float" office:value="0">
            <text:p>Err:502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LOG([.A97])" office:value-type="float" office:value="0">
            <text:p>Err:502</text:p>
          </table:table-cell>
          <table:table-cell table:formula="of:=LOG([.A97];2)" office:value-type="float" office:value="0">
            <text:p>Err:502</text:p>
          </table:table-cell>
        </table:table-row>
        <table:table-row table:style-name="ro1">
          <table:table-cell office:value-type="float" office:value="-4">
            <text:p>-4</text:p>
          </table:table-cell>
          <table:table-cell table:formula="of:=LOG([.A98])" office:value-type="float" office:value="0">
            <text:p>Err:502</text:p>
          </table:table-cell>
          <table:table-cell table:formula="of:=LOG([.A98];2)" office:value-type="float" office:value="0">
            <text:p>Err:502</text:p>
          </table:table-cell>
        </table:table-row>
        <table:table-row table:style-name="ro1">
          <table:table-cell office:value-type="float" office:value="-3">
            <text:p>-3</text:p>
          </table:table-cell>
          <table:table-cell table:formula="of:=LOG([.A99])" office:value-type="float" office:value="0">
            <text:p>Err:502</text:p>
          </table:table-cell>
          <table:table-cell table:formula="of:=LOG([.A99];2)" office:value-type="float" office:value="0">
            <text:p>Err:502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LOG([.A100])" office:value-type="float" office:value="0">
            <text:p>Err:502</text:p>
          </table:table-cell>
          <table:table-cell table:formula="of:=LOG([.A100];2)" office:value-type="float" office:value="0">
            <text:p>Err:502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LOG([.A101])" office:value-type="float" office:value="0">
            <text:p>Err:502</text:p>
          </table:table-cell>
          <table:table-cell table:formula="of:=LOG([.A101];2)" office:value-type="float" office:value="0">
            <text:p>Err:5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LOG([.A102])" office:value-type="float" office:value="0">
            <text:p>Err:502</text:p>
          </table:table-cell>
          <table:table-cell table:formula="of:=LOG([.A102];2)" office:value-type="float" office:value="0">
            <text:p>Err:50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OG([.A103])" office:value-type="float" office:value="0">
            <text:p>0</text:p>
          </table:table-cell>
          <table:table-cell table:formula="of:=LOG([.A103];2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([.A104])" office:value-type="float" office:value="0.301029995663981">
            <text:p>0,3010299957</text:p>
          </table:table-cell>
          <table:table-cell table:formula="of:=LOG([.A104];2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LOG([.A105])" office:value-type="float" office:value="0.477121254719662">
            <text:p>0,4771212547</text:p>
          </table:table-cell>
          <table:table-cell table:formula="of:=LOG([.A105];2)" office:value-type="float" office:value="1.58496250072116">
            <text:p>1,584962500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LOG([.A106])" office:value-type="float" office:value="0.602059991327962">
            <text:p>0,6020599913</text:p>
          </table:table-cell>
          <table:table-cell table:formula="of:=LOG([.A106];2)"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([.A107])" office:value-type="float" office:value="0.698970004336019">
            <text:p>0,6989700043</text:p>
          </table:table-cell>
          <table:table-cell table:formula="of:=LOG([.A107];2)" office:value-type="float" office:value="2.32192809488736">
            <text:p>2,321928094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LOG([.A108])" office:value-type="float" office:value="0.778151250383644">
            <text:p>0,7781512504</text:p>
          </table:table-cell>
          <table:table-cell table:formula="of:=LOG([.A108];2)" office:value-type="float" office:value="2.58496250072116">
            <text:p>2,584962500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LOG([.A109])" office:value-type="float" office:value="0.845098040014257">
            <text:p>0,84509804</text:p>
          </table:table-cell>
          <table:table-cell table:formula="of:=LOG([.A109];2)" office:value-type="float" office:value="2.8073549220576">
            <text:p>2,807354922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LOG([.A110])" office:value-type="float" office:value="0.903089986991943">
            <text:p>0,903089987</text:p>
          </table:table-cell>
          <table:table-cell table:formula="of:=LOG([.A110];2)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LOG([.A111])" office:value-type="float" office:value="0.954242509439325">
            <text:p>0,9542425094</text:p>
          </table:table-cell>
          <table:table-cell table:formula="of:=LOG([.A111];2)" office:value-type="float" office:value="3.16992500144231">
            <text:p>3,16992500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([.A112])" office:value-type="float" office:value="1">
            <text:p>1</text:p>
          </table:table-cell>
          <table:table-cell table:formula="of:=LOG([.A112];2)" office:value-type="float" office:value="3.32192809488736">
            <text:p>3,321928094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LOG([.A113])" office:value-type="float" office:value="1.04139268515823">
            <text:p>1,0413926852</text:p>
          </table:table-cell>
          <table:table-cell table:formula="of:=LOG([.A113];2)" office:value-type="float" office:value="3.4594316186373">
            <text:p>3,459431618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LOG([.A114])" office:value-type="float" office:value="1.07918124604762">
            <text:p>1,079181246</text:p>
          </table:table-cell>
          <table:table-cell table:formula="of:=LOG([.A114];2)" office:value-type="float" office:value="3.58496250072116">
            <text:p>3,584962500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LOG([.A115])" office:value-type="float" office:value="1.11394335230684">
            <text:p>1,1139433523</text:p>
          </table:table-cell>
          <table:table-cell table:formula="of:=LOG([.A115];2)" office:value-type="float" office:value="3.70043971814109">
            <text:p>3,70043971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LOG([.A116])" office:value-type="float" office:value="1.14612803567824">
            <text:p>1,1461280357</text:p>
          </table:table-cell>
          <table:table-cell table:formula="of:=LOG([.A116];2)" office:value-type="float" office:value="3.8073549220576">
            <text:p>3,80735492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LOG([.A117])" office:value-type="float" office:value="1.17609125905568">
            <text:p>1,1760912591</text:p>
          </table:table-cell>
          <table:table-cell table:formula="of:=LOG([.A117];2)" office:value-type="float" office:value="3.90689059560852">
            <text:p>3,906890595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LOG([.A118])" office:value-type="float" office:value="1.20411998265592">
            <text:p>1,2041199827</text:p>
          </table:table-cell>
          <table:table-cell table:formula="of:=LOG([.A118];2)"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LOG([.A119])" office:value-type="float" office:value="1.23044892137827">
            <text:p>1,2304489214</text:p>
          </table:table-cell>
          <table:table-cell table:formula="of:=LOG([.A119];2)" office:value-type="float" office:value="4.08746284125034">
            <text:p>4,087462841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LOG([.A120])" office:value-type="float" office:value="1.25527250510331">
            <text:p>1,2552725051</text:p>
          </table:table-cell>
          <table:table-cell table:formula="of:=LOG([.A120];2)" office:value-type="float" office:value="4.16992500144231">
            <text:p>4,16992500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LOG([.A121])" office:value-type="float" office:value="1.27875360095283">
            <text:p>1,278753601</text:p>
          </table:table-cell>
          <table:table-cell table:formula="of:=LOG([.A121];2)" office:value-type="float" office:value="4.24792751344359">
            <text:p>4,2479275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LOG([.A122])" office:value-type="float" office:value="1.30102999566398">
            <text:p>1,3010299957</text:p>
          </table:table-cell>
          <table:table-cell table:formula="of:=LOG([.A122];2)" office:value-type="float" office:value="4.32192809488736">
            <text:p>4,321928094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LOG([.A123])" office:value-type="float" office:value="1.32221929473392">
            <text:p>1,3222192947</text:p>
          </table:table-cell>
          <table:table-cell table:formula="of:=LOG([.A123];2)" office:value-type="float" office:value="4.39231742277876">
            <text:p>4,39231742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LOG([.A124])" office:value-type="float" office:value="1.34242268082221">
            <text:p>1,3424226808</text:p>
          </table:table-cell>
          <table:table-cell table:formula="of:=LOG([.A124];2)" office:value-type="float" office:value="4.4594316186373">
            <text:p>4,459431618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LOG([.A125])" office:value-type="float" office:value="1.36172783601759">
            <text:p>1,361727836</text:p>
          </table:table-cell>
          <table:table-cell table:formula="of:=LOG([.A125];2)" office:value-type="float" office:value="4.52356195605701">
            <text:p>4,523561956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LOG([.A126])" office:value-type="float" office:value="1.38021124171161">
            <text:p>1,3802112417</text:p>
          </table:table-cell>
          <table:table-cell table:formula="of:=LOG([.A126];2)" office:value-type="float" office:value="4.58496250072116">
            <text:p>4,584962500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LOG([.A127])" office:value-type="float" office:value="1.39794000867204">
            <text:p>1,3979400087</text:p>
          </table:table-cell>
          <table:table-cell table:formula="of:=LOG([.A127];2)" office:value-type="float" office:value="4.64385618977472">
            <text:p>4,643856189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LOG([.A128])" office:value-type="float" office:value="1.41497334797082">
            <text:p>1,414973348</text:p>
          </table:table-cell>
          <table:table-cell table:formula="of:=LOG([.A128];2)" office:value-type="float" office:value="4.70043971814109">
            <text:p>4,70043971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LOG([.A129])" office:value-type="float" office:value="1.43136376415899">
            <text:p>1,4313637642</text:p>
          </table:table-cell>
          <table:table-cell table:formula="of:=LOG([.A129];2)" office:value-type="float" office:value="4.75488750216347">
            <text:p>4,754887502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LOG([.A130])" office:value-type="float" office:value="1.44715803134222">
            <text:p>1,4471580313</text:p>
          </table:table-cell>
          <table:table-cell table:formula="of:=LOG([.A130];2)" office:value-type="float" office:value="4.8073549220576">
            <text:p>4,807354922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LOG([.A131])" office:value-type="float" office:value="1.46239799789896">
            <text:p>1,4623979979</text:p>
          </table:table-cell>
          <table:table-cell table:formula="of:=LOG([.A131];2)" office:value-type="float" office:value="4.85798099512757">
            <text:p>4,857980995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LOG([.A132])" office:value-type="float" office:value="1.47712125471966">
            <text:p>1,4771212547</text:p>
          </table:table-cell>
          <table:table-cell table:formula="of:=LOG([.A132];2)" office:value-type="float" office:value="4.90689059560852">
            <text:p>4,906890595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LOG([.A133])" office:value-type="float" office:value="1.49136169383427">
            <text:p>1,4913616938</text:p>
          </table:table-cell>
          <table:table-cell table:formula="of:=LOG([.A133];2)" office:value-type="float" office:value="4.95419631038688">
            <text:p>4,95419631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LOG([.A134])" office:value-type="float" office:value="1.50514997831991">
            <text:p>1,5051499783</text:p>
          </table:table-cell>
          <table:table-cell table:formula="of:=LOG([.A134];2)" office:value-type="float" office:value="5">
            <text:p>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LOG([.A135])" office:value-type="float" office:value="1.51851393987789">
            <text:p>1,5185139399</text:p>
          </table:table-cell>
          <table:table-cell table:formula="of:=LOG([.A135];2)" office:value-type="float" office:value="5.04439411935845">
            <text:p>5,044394119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LOG([.A136])" office:value-type="float" office:value="1.53147891704226">
            <text:p>1,531478917</text:p>
          </table:table-cell>
          <table:table-cell table:formula="of:=LOG([.A136];2)" office:value-type="float" office:value="5.08746284125034">
            <text:p>5,087462841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LOG([.A137])" office:value-type="float" office:value="1.54406804435028">
            <text:p>1,5440680444</text:p>
          </table:table-cell>
          <table:table-cell table:formula="of:=LOG([.A137];2)" office:value-type="float" office:value="5.12928301694497">
            <text:p>5,129283016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LOG([.A138])" office:value-type="float" office:value="1.55630250076729">
            <text:p>1,5563025008</text:p>
          </table:table-cell>
          <table:table-cell table:formula="of:=LOG([.A138];2)" office:value-type="float" office:value="5.16992500144231">
            <text:p>5,16992500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LOG([.A139])" office:value-type="float" office:value="1.56820172406699">
            <text:p>1,5682017241</text:p>
          </table:table-cell>
          <table:table-cell table:formula="of:=LOG([.A139];2)" office:value-type="float" office:value="5.20945336562895">
            <text:p>5,209453365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LOG([.A140])" office:value-type="float" office:value="1.57978359661681">
            <text:p>1,5797835966</text:p>
          </table:table-cell>
          <table:table-cell table:formula="of:=LOG([.A140];2)" office:value-type="float" office:value="5.24792751344359">
            <text:p>5,247927513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LOG([.A141])" office:value-type="float" office:value="1.5910646070265">
            <text:p>1,591064607</text:p>
          </table:table-cell>
          <table:table-cell table:formula="of:=LOG([.A141];2)" office:value-type="float" office:value="5.28540221886225">
            <text:p>5,285402218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LOG([.A142])" office:value-type="float" office:value="1.60205999132796">
            <text:p>1,6020599913</text:p>
          </table:table-cell>
          <table:table-cell table:formula="of:=LOG([.A142];2)" office:value-type="float" office:value="5.32192809488736">
            <text:p>5,321928094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LOG([.A143])" office:value-type="float" office:value="1.61278385671974">
            <text:p>1,6127838567</text:p>
          </table:table-cell>
          <table:table-cell table:formula="of:=LOG([.A143];2)" office:value-type="float" office:value="5.35755200461808">
            <text:p>5,357552004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LOG([.A144])" office:value-type="float" office:value="1.6232492903979">
            <text:p>1,6232492904</text:p>
          </table:table-cell>
          <table:table-cell table:formula="of:=LOG([.A144];2)" office:value-type="float" office:value="5.39231742277876">
            <text:p>5,392317422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LOG([.A145])" office:value-type="float" office:value="1.63346845557959">
            <text:p>1,6334684556</text:p>
          </table:table-cell>
          <table:table-cell table:formula="of:=LOG([.A145];2)" office:value-type="float" office:value="5.4262647547021">
            <text:p>5,426264754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LOG([.A146])" office:value-type="float" office:value="1.64345267648619">
            <text:p>1,6434526765</text:p>
          </table:table-cell>
          <table:table-cell table:formula="of:=LOG([.A146];2)" office:value-type="float" office:value="5.4594316186373">
            <text:p>5,459431618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LOG([.A147])" office:value-type="float" office:value="1.65321251377534">
            <text:p>1,6532125138</text:p>
          </table:table-cell>
          <table:table-cell table:formula="of:=LOG([.A147];2)" office:value-type="float" office:value="5.49185309632968">
            <text:p>5,491853096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LOG([.A148])" office:value-type="float" office:value="1.66275783168157">
            <text:p>1,6627578317</text:p>
          </table:table-cell>
          <table:table-cell table:formula="of:=LOG([.A148];2)" office:value-type="float" office:value="5.52356195605701">
            <text:p>5,523561956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LOG([.A149])" office:value-type="float" office:value="1.67209785793572">
            <text:p>1,6720978579</text:p>
          </table:table-cell>
          <table:table-cell table:formula="of:=LOG([.A149];2)" office:value-type="float" office:value="5.55458885167764">
            <text:p>5,554588851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LOG([.A150])" office:value-type="float" office:value="1.68124123737559">
            <text:p>1,6812412374</text:p>
          </table:table-cell>
          <table:table-cell table:formula="of:=LOG([.A150];2)" office:value-type="float" office:value="5.58496250072116">
            <text:p>5,584962500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LOG([.A151])" office:value-type="float" office:value="1.69019608002851">
            <text:p>1,69019608</text:p>
          </table:table-cell>
          <table:table-cell table:formula="of:=LOG([.A151];2)" office:value-type="float" office:value="5.61470984411521">
            <text:p>5,614709844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LOG([.A152])" office:value-type="float" office:value="1.69897000433602">
            <text:p>1,6989700043</text:p>
          </table:table-cell>
          <table:table-cell table:formula="of:=LOG([.A152];2)" office:value-type="float" office:value="5.64385618977472">
            <text:p>5,64385618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LOG([.A153])" office:value-type="float" office:value="1.70757017609794">
            <text:p>1,7075701761</text:p>
          </table:table-cell>
          <table:table-cell table:formula="of:=LOG([.A153];2)" office:value-type="float" office:value="5.6724253419715">
            <text:p>5,67242534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LOG([.A154])" office:value-type="float" office:value="1.7160033436348">
            <text:p>1,7160033436</text:p>
          </table:table-cell>
          <table:table-cell table:formula="of:=LOG([.A154];2)" office:value-type="float" office:value="5.70043971814109">
            <text:p>5,700439718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LOG([.A155])" office:value-type="float" office:value="1.72427586960079">
            <text:p>1,7242758696</text:p>
          </table:table-cell>
          <table:table-cell table:formula="of:=LOG([.A155];2)" office:value-type="float" office:value="5.7279204545632">
            <text:p>5,727920454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LOG([.A156])" office:value-type="float" office:value="1.73239375982297">
            <text:p>1,7323937598</text:p>
          </table:table-cell>
          <table:table-cell table:formula="of:=LOG([.A156];2)" office:value-type="float" office:value="5.75488750216347">
            <text:p>5,754887502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LOG([.A157])" office:value-type="float" office:value="1.74036268949424">
            <text:p>1,7403626895</text:p>
          </table:table-cell>
          <table:table-cell table:formula="of:=LOG([.A157];2)" office:value-type="float" office:value="5.78135971352466">
            <text:p>5,781359713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LOG([.A158])" office:value-type="float" office:value="1.7481880270062">
            <text:p>1,748188027</text:p>
          </table:table-cell>
          <table:table-cell table:formula="of:=LOG([.A158];2)" office:value-type="float" office:value="5.8073549220576">
            <text:p>5,807354922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LOG([.A159])" office:value-type="float" office:value="1.75587485567249">
            <text:p>1,7558748557</text:p>
          </table:table-cell>
          <table:table-cell table:formula="of:=LOG([.A159];2)" office:value-type="float" office:value="5.83289001416474">
            <text:p>5,832890014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LOG([.A160])" office:value-type="float" office:value="1.76342799356294">
            <text:p>1,7634279936</text:p>
          </table:table-cell>
          <table:table-cell table:formula="of:=LOG([.A160];2)" office:value-type="float" office:value="5.85798099512757">
            <text:p>5,857980995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LOG([.A161])" office:value-type="float" office:value="1.77085201164214">
            <text:p>1,7708520116</text:p>
          </table:table-cell>
          <table:table-cell table:formula="of:=LOG([.A161];2)" office:value-type="float" office:value="5.88264304936184">
            <text:p>5,882643049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LOG([.A162])" office:value-type="float" office:value="1.77815125038364">
            <text:p>1,7781512504</text:p>
          </table:table-cell>
          <table:table-cell table:formula="of:=LOG([.A162];2)" office:value-type="float" office:value="5.90689059560852">
            <text:p>5,906890595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LOG([.A163])" office:value-type="float" office:value="1.78532983501077">
            <text:p>1,785329835</text:p>
          </table:table-cell>
          <table:table-cell table:formula="of:=LOG([.A163];2)" office:value-type="float" office:value="5.93073733756289">
            <text:p>5,930737337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LOG([.A164])" office:value-type="float" office:value="1.79239168949825">
            <text:p>1,7923916895</text:p>
          </table:table-cell>
          <table:table-cell table:formula="of:=LOG([.A164];2)" office:value-type="float" office:value="5.95419631038688">
            <text:p>5,954196310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LOG([.A165])" office:value-type="float" office:value="1.79934054945358">
            <text:p>1,7993405495</text:p>
          </table:table-cell>
          <table:table-cell table:formula="of:=LOG([.A165];2)" office:value-type="float" office:value="5.97727992349992">
            <text:p>5,977279923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LOG([.A166])" office:value-type="float" office:value="1.80617997398389">
            <text:p>1,806179974</text:p>
          </table:table-cell>
          <table:table-cell table:formula="of:=LOG([.A166];2)" office:value-type="float" office:value="6">
            <text:p>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LOG([.A167])" office:value-type="float" office:value="1.81291335664286">
            <text:p>1,8129133566</text:p>
          </table:table-cell>
          <table:table-cell table:formula="of:=LOG([.A167];2)" office:value-type="float" office:value="6.02236781302845">
            <text:p>6,02236781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LOG([.A168])" office:value-type="float" office:value="1.81954393554187">
            <text:p>1,8195439355</text:p>
          </table:table-cell>
          <table:table-cell table:formula="of:=LOG([.A168];2)" office:value-type="float" office:value="6.04439411935845">
            <text:p>6,044394119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LOG([.A169])" office:value-type="float" office:value="1.82607480270083">
            <text:p>1,8260748027</text:p>
          </table:table-cell>
          <table:table-cell table:formula="of:=LOG([.A169];2)" office:value-type="float" office:value="6.06608919045777">
            <text:p>6,06608919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LOG([.A170])" office:value-type="float" office:value="1.83250891270624">
            <text:p>1,8325089127</text:p>
          </table:table-cell>
          <table:table-cell table:formula="of:=LOG([.A170];2)" office:value-type="float" office:value="6.08746284125034">
            <text:p>6,087462841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LOG([.A171])" office:value-type="float" office:value="1.83884909073726">
            <text:p>1,8388490907</text:p>
          </table:table-cell>
          <table:table-cell table:formula="of:=LOG([.A171];2)" office:value-type="float" office:value="6.10852445677817">
            <text:p>6,108524456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LOG([.A172])" office:value-type="float" office:value="1.84509804001426">
            <text:p>1,84509804</text:p>
          </table:table-cell>
          <table:table-cell table:formula="of:=LOG([.A172];2)" office:value-type="float" office:value="6.12928301694497">
            <text:p>6,129283016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LOG([.A173])" office:value-type="float" office:value="1.85125834871908">
            <text:p>1,8512583487</text:p>
          </table:table-cell>
          <table:table-cell table:formula="of:=LOG([.A173];2)" office:value-type="float" office:value="6.14974711950468">
            <text:p>6,149747119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LOG([.A174])" office:value-type="float" office:value="1.85733249643127">
            <text:p>1,8573324964</text:p>
          </table:table-cell>
          <table:table-cell table:formula="of:=LOG([.A174];2)" office:value-type="float" office:value="6.16992500144231">
            <text:p>6,169925001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LOG([.A175])" office:value-type="float" office:value="1.86332286012046">
            <text:p>1,8633228601</text:p>
          </table:table-cell>
          <table:table-cell table:formula="of:=LOG([.A175];2)" office:value-type="float" office:value="6.18982455888002">
            <text:p>6,189824558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LOG([.A176])" office:value-type="float" office:value="1.86923171973098">
            <text:p>1,8692317197</text:p>
          </table:table-cell>
          <table:table-cell table:formula="of:=LOG([.A176];2)" office:value-type="float" office:value="6.20945336562895">
            <text:p>6,209453365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LOG([.A177])" office:value-type="float" office:value="1.8750612633917">
            <text:p>1,8750612634</text:p>
          </table:table-cell>
          <table:table-cell table:formula="of:=LOG([.A177];2)" office:value-type="float" office:value="6.22881869049588">
            <text:p>6,22881869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LOG([.A178])" office:value-type="float" office:value="1.88081359228079">
            <text:p>1,8808135923</text:p>
          </table:table-cell>
          <table:table-cell table:formula="of:=LOG([.A178];2)" office:value-type="float" office:value="6.24792751344359">
            <text:p>6,24792751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LOG([.A179])" office:value-type="float" office:value="1.88649072517248">
            <text:p>1,8864907252</text:p>
          </table:table-cell>
          <table:table-cell table:formula="of:=LOG([.A179];2)" office:value-type="float" office:value="6.2667865406949">
            <text:p>6,266786540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LOG([.A180])" office:value-type="float" office:value="1.89209460269048">
            <text:p>1,8920946027</text:p>
          </table:table-cell>
          <table:table-cell table:formula="of:=LOG([.A180];2)" office:value-type="float" office:value="6.28540221886225">
            <text:p>6,285402218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LOG([.A181])" office:value-type="float" office:value="1.89762709129044">
            <text:p>1,8976270913</text:p>
          </table:table-cell>
          <table:table-cell table:formula="of:=LOG([.A181];2)" office:value-type="float" office:value="6.3037807481771">
            <text:p>6,303780748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LOG([.A182])" office:value-type="float" office:value="1.90308998699194">
            <text:p>1,903089987</text:p>
          </table:table-cell>
          <table:table-cell table:formula="of:=LOG([.A182];2)" office:value-type="float" office:value="6.32192809488736">
            <text:p>6,321928094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LOG([.A183])" office:value-type="float" office:value="1.90848501887865">
            <text:p>1,9084850189</text:p>
          </table:table-cell>
          <table:table-cell table:formula="of:=LOG([.A183];2)" office:value-type="float" office:value="6.33985000288463">
            <text:p>6,339850002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LOG([.A184])" office:value-type="float" office:value="1.91381385238372">
            <text:p>1,9138138524</text:p>
          </table:table-cell>
          <table:table-cell table:formula="of:=LOG([.A184];2)" office:value-type="float" office:value="6.35755200461809">
            <text:p>6,357552004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LOG([.A185])" office:value-type="float" office:value="1.91907809237607">
            <text:p>1,9190780924</text:p>
          </table:table-cell>
          <table:table-cell table:formula="of:=LOG([.A185];2)" office:value-type="float" office:value="6.37503943134693">
            <text:p>6,375039431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LOG([.A186])" office:value-type="float" office:value="1.92427928606188">
            <text:p>1,9242792861</text:p>
          </table:table-cell>
          <table:table-cell table:formula="of:=LOG([.A186];2)" office:value-type="float" office:value="6.39231742277876">
            <text:p>6,39231742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LOG([.A187])" office:value-type="float" office:value="1.92941892571429">
            <text:p>1,9294189257</text:p>
          </table:table-cell>
          <table:table-cell table:formula="of:=LOG([.A187];2)" office:value-type="float" office:value="6.4093909361377">
            <text:p>6,409390936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LOG([.A188])" office:value-type="float" office:value="1.93449845124357">
            <text:p>1,9344984512</text:p>
          </table:table-cell>
          <table:table-cell table:formula="of:=LOG([.A188];2)" office:value-type="float" office:value="6.4262647547021">
            <text:p>6,42626475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LOG([.A189])" office:value-type="float" office:value="1.93951925261862">
            <text:p>1,9395192526</text:p>
          </table:table-cell>
          <table:table-cell table:formula="of:=LOG([.A189];2)" office:value-type="float" office:value="6.44294349584873">
            <text:p>6,442943495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LOG([.A190])" office:value-type="float" office:value="1.94448267215017">
            <text:p>1,9444826722</text:p>
          </table:table-cell>
          <table:table-cell table:formula="of:=LOG([.A190];2)" office:value-type="float" office:value="6.4594316186373">
            <text:p>6,459431618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LOG([.A191])" office:value-type="float" office:value="1.94939000664491">
            <text:p>1,9493900066</text:p>
          </table:table-cell>
          <table:table-cell table:formula="of:=LOG([.A191];2)" office:value-type="float" office:value="6.4757334309664">
            <text:p>6,47573343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LOG([.A192])" office:value-type="float" office:value="1.95424250943932">
            <text:p>1,9542425094</text:p>
          </table:table-cell>
          <table:table-cell table:formula="of:=LOG([.A192];2)" office:value-type="float" office:value="6.49185309632968">
            <text:p>6,491853096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LOG([.A193])" office:value-type="float" office:value="1.95904139232109">
            <text:p>1,9590413923</text:p>
          </table:table-cell>
          <table:table-cell table:formula="of:=LOG([.A193];2)" office:value-type="float" office:value="6.5077946401987">
            <text:p>6,507794640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LOG([.A194])" office:value-type="float" office:value="1.96378782734556">
            <text:p>1,9637878273</text:p>
          </table:table-cell>
          <table:table-cell table:formula="of:=LOG([.A194];2)" office:value-type="float" office:value="6.52356195605701">
            <text:p>6,523561956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LOG([.A195])" office:value-type="float" office:value="1.96848294855394">
            <text:p>1,9684829486</text:p>
          </table:table-cell>
          <table:table-cell table:formula="of:=LOG([.A195];2)" office:value-type="float" office:value="6.53915881110803">
            <text:p>6,539158811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LOG([.A196])" office:value-type="float" office:value="1.9731278535997">
            <text:p>1,9731278536</text:p>
          </table:table-cell>
          <table:table-cell table:formula="of:=LOG([.A196];2)" office:value-type="float" office:value="6.55458885167764">
            <text:p>6,554588851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LOG([.A197])" office:value-type="float" office:value="1.97772360528885">
            <text:p>1,9777236053</text:p>
          </table:table-cell>
          <table:table-cell table:formula="of:=LOG([.A197];2)" office:value-type="float" office:value="6.56985560833095">
            <text:p>6,569855608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LOG([.A198])" office:value-type="float" office:value="1.98227123303957">
            <text:p>1,982271233</text:p>
          </table:table-cell>
          <table:table-cell table:formula="of:=LOG([.A198];2)" office:value-type="float" office:value="6.58496250072116">
            <text:p>6,58496250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LOG([.A199])" office:value-type="float" office:value="1.98677173426624">
            <text:p>1,9867717343</text:p>
          </table:table-cell>
          <table:table-cell table:formula="of:=LOG([.A199];2)" office:value-type="float" office:value="6.59991284218713">
            <text:p>6,599912842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LOG([.A200])" office:value-type="float" office:value="1.9912260756925">
            <text:p>1,9912260757</text:p>
          </table:table-cell>
          <table:table-cell table:formula="of:=LOG([.A200];2)" office:value-type="float" office:value="6.61470984411521">
            <text:p>6,614709844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LOG([.A201])" office:value-type="float" office:value="1.99563519459755">
            <text:p>1,9956351946</text:p>
          </table:table-cell>
          <table:table-cell table:formula="of:=LOG([.A201];2)" office:value-type="float" office:value="6.62935662007961">
            <text:p>6,62935662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LOG([.A202])" office:value-type="float" office:value="2">
            <text:p>2</text:p>
          </table:table-cell>
          <table:table-cell table:formula="of:=LOG([.A202];2)" office:value-type="float" office:value="6.64385618977473">
            <text:p>6,643856189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LOG([.A203])" office:value-type="float" office:value="2.00432137378264">
            <text:p>2,0043213738</text:p>
          </table:table-cell>
          <table:table-cell table:formula="of:=LOG([.A203];2)" office:value-type="float" office:value="6.6582114827518">
            <text:p>6,658211482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LOG([.A204])" office:value-type="float" office:value="2.00860017176192">
            <text:p>2,0086001718</text:p>
          </table:table-cell>
          <table:table-cell table:formula="of:=LOG([.A204];2)" office:value-type="float" office:value="6.6724253419715">
            <text:p>6,67242534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LOG([.A205])" office:value-type="float" office:value="2.01283722470517">
            <text:p>2,0128372247</text:p>
          </table:table-cell>
          <table:table-cell table:formula="of:=LOG([.A205];2)" office:value-type="float" office:value="6.68650052718322">
            <text:p>6,686500527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LOG([.A206])" office:value-type="float" office:value="2.01703333929878">
            <text:p>2,0170333393</text:p>
          </table:table-cell>
          <table:table-cell table:formula="of:=LOG([.A206];2)" office:value-type="float" office:value="6.70043971814109">
            <text:p>6,700439718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LOG([.A207])" office:value-type="float" office:value="2.02118929906994">
            <text:p>2,0211892991</text:p>
          </table:table-cell>
          <table:table-cell table:formula="of:=LOG([.A207];2)" office:value-type="float" office:value="6.71424551766612">
            <text:p>6,714245517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LOG([.A208])" office:value-type="float" office:value="2.02530586526477">
            <text:p>2,0253058653</text:p>
          </table:table-cell>
          <table:table-cell table:formula="of:=LOG([.A208];2)" office:value-type="float" office:value="6.7279204545632">
            <text:p>6,727920454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LOG([.A209])" office:value-type="float" office:value="2.02938377768521">
            <text:p>2,0293837777</text:p>
          </table:table-cell>
          <table:table-cell table:formula="of:=LOG([.A209];2)" office:value-type="float" office:value="6.74146698640115">
            <text:p>6,741466986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LOG([.A210])" office:value-type="float" office:value="2.03342375548695">
            <text:p>2,0334237555</text:p>
          </table:table-cell>
          <table:table-cell table:formula="of:=LOG([.A210];2)" office:value-type="float" office:value="6.75488750216347">
            <text:p>6,754887502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LOG([.A211])" office:value-type="float" office:value="2.03742649794062">
            <text:p>2,0374264979</text:p>
          </table:table-cell>
          <table:table-cell table:formula="of:=LOG([.A211];2)" office:value-type="float" office:value="6.76818432477693">
            <text:p>6,768184324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LOG([.A212])" office:value-type="float" office:value="2.04139268515822">
            <text:p>2,0413926852</text:p>
          </table:table-cell>
          <table:table-cell table:formula="of:=LOG([.A212];2)" office:value-type="float" office:value="6.78135971352466">
            <text:p>6,781359713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LOG([.A213])" office:value-type="float" office:value="2.04532297878666">
            <text:p>2,0453229788</text:p>
          </table:table-cell>
          <table:table-cell table:formula="of:=LOG([.A213];2)" office:value-type="float" office:value="6.79441586635011">
            <text:p>6,794415866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LOG([.A214])" office:value-type="float" office:value="2.04921802267018">
            <text:p>2,0492180227</text:p>
          </table:table-cell>
          <table:table-cell table:formula="of:=LOG([.A214];2)" office:value-type="float" office:value="6.8073549220576">
            <text:p>6,807354922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LOG([.A215])" office:value-type="float" office:value="2.05307844348342">
            <text:p>2,0530784435</text:p>
          </table:table-cell>
          <table:table-cell table:formula="of:=LOG([.A215];2)" office:value-type="float" office:value="6.82017896241519">
            <text:p>6,820178962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LOG([.A216])" office:value-type="float" office:value="2.05690485133647">
            <text:p>2,0569048513</text:p>
          </table:table-cell>
          <table:table-cell table:formula="of:=LOG([.A216];2)" office:value-type="float" office:value="6.83289001416474">
            <text:p>6,832890014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LOG([.A217])" office:value-type="float" office:value="2.06069784035361">
            <text:p>2,0606978404</text:p>
          </table:table-cell>
          <table:table-cell table:formula="of:=LOG([.A217];2)" office:value-type="float" office:value="6.84549005094438">
            <text:p>6,845490050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LOG([.A218])" office:value-type="float" office:value="2.06445798922692">
            <text:p>2,0644579892</text:p>
          </table:table-cell>
          <table:table-cell table:formula="of:=LOG([.A218];2)" office:value-type="float" office:value="6.85798099512757">
            <text:p>6,857980995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LOG([.A219])" office:value-type="float" office:value="2.06818586174616">
            <text:p>2,0681858617</text:p>
          </table:table-cell>
          <table:table-cell table:formula="of:=LOG([.A219];2)" office:value-type="float" office:value="6.87036471958341">
            <text:p>6,870364719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LOG([.A220])" office:value-type="float" office:value="2.07188200730613">
            <text:p>2,0718820073</text:p>
          </table:table-cell>
          <table:table-cell table:formula="of:=LOG([.A220];2)" office:value-type="float" office:value="6.88264304936184">
            <text:p>6,882643049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LOG([.A221])" office:value-type="float" office:value="2.07554696139253">
            <text:p>2,0755469614</text:p>
          </table:table-cell>
          <table:table-cell table:formula="of:=LOG([.A221];2)" office:value-type="float" office:value="6.89481776330794">
            <text:p>6,89481776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LOG([.A222])" office:value-type="float" office:value="2.07918124604762">
            <text:p>2,079181246</text:p>
          </table:table-cell>
          <table:table-cell table:formula="of:=LOG([.A222];2)" office:value-type="float" office:value="6.90689059560852">
            <text:p>6,906890595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LOG([.A223])" office:value-type="float" office:value="2.08278537031645">
            <text:p>2,0827853703</text:p>
          </table:table-cell>
          <table:table-cell table:formula="of:=LOG([.A223];2)" office:value-type="float" office:value="6.9188632372746">
            <text:p>6,918863237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LOG([.A224])" office:value-type="float" office:value="2.08635983067475">
            <text:p>2,0863598307</text:p>
          </table:table-cell>
          <table:table-cell table:formula="of:=LOG([.A224];2)" office:value-type="float" office:value="6.93073733756289">
            <text:p>6,930737337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LOG([.A225])" office:value-type="float" office:value="2.0899051114394">
            <text:p>2,0899051114</text:p>
          </table:table-cell>
          <table:table-cell table:formula="of:=LOG([.A225];2)" office:value-type="float" office:value="6.94251450533924">
            <text:p>6,942514505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LOG([.A226])" office:value-type="float" office:value="2.09342168516224">
            <text:p>2,0934216852</text:p>
          </table:table-cell>
          <table:table-cell table:formula="of:=LOG([.A226];2)" office:value-type="float" office:value="6.95419631038688">
            <text:p>6,954196310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LOG([.A227])" office:value-type="float" office:value="2.09691001300806">
            <text:p>2,096910013</text:p>
          </table:table-cell>
          <table:table-cell table:formula="of:=LOG([.A227];2)" office:value-type="float" office:value="6.96578428466209">
            <text:p>6,965784284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LOG([.A228])" office:value-type="float" office:value="2.10037054511756">
            <text:p>2,1003705451</text:p>
          </table:table-cell>
          <table:table-cell table:formula="of:=LOG([.A228];2)" office:value-type="float" office:value="6.97727992349992">
            <text:p>6,977279923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LOG([.A229])" office:value-type="float" office:value="2.10380372095596">
            <text:p>2,103803721</text:p>
          </table:table-cell>
          <table:table-cell table:formula="of:=LOG([.A229];2)" office:value-type="float" office:value="6.98868468677217">
            <text:p>6,988684686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LOG([.A230])" office:value-type="float" office:value="2.10720996964787">
            <text:p>2,1072099696</text:p>
          </table:table-cell>
          <table:table-cell table:formula="of:=LOG([.A230];2)" office:value-type="float" office:value="7">
            <text:p>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LOG([.A231])" office:value-type="float" office:value="2.11058971029925">
            <text:p>2,1105897103</text:p>
          </table:table-cell>
          <table:table-cell table:formula="of:=LOG([.A231];2)" office:value-type="float" office:value="7.01122725542325">
            <text:p>7,011227255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LOG([.A232])" office:value-type="float" office:value="2.11394335230684">
            <text:p>2,1139433523</text:p>
          </table:table-cell>
          <table:table-cell table:formula="of:=LOG([.A232];2)" office:value-type="float" office:value="7.02236781302845">
            <text:p>7,02236781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LOG([.A233])" office:value-type="float" office:value="2.11727129565576">
            <text:p>2,1172712957</text:p>
          </table:table-cell>
          <table:table-cell table:formula="of:=LOG([.A233];2)" office:value-type="float" office:value="7.03342300153745">
            <text:p>7,033423001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LOG([.A234])" office:value-type="float" office:value="2.12057393120585">
            <text:p>2,1205739312</text:p>
          </table:table-cell>
          <table:table-cell table:formula="of:=LOG([.A234];2)" office:value-type="float" office:value="7.04439411935845">
            <text:p>7,044394119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LOG([.A235])" office:value-type="float" office:value="2.12385164096709">
            <text:p>2,123851641</text:p>
          </table:table-cell>
          <table:table-cell table:formula="of:=LOG([.A235];2)" office:value-type="float" office:value="7.05528243550119">
            <text:p>7,055282435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LOG([.A236])" office:value-type="float" office:value="2.12710479836481">
            <text:p>2,1271047984</text:p>
          </table:table-cell>
          <table:table-cell table:formula="of:=LOG([.A236];2)" office:value-type="float" office:value="7.06608919045777">
            <text:p>7,0660891905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LOG([.A237])" office:value-type="float" office:value="2.13033376849501">
            <text:p>2,1303337685</text:p>
          </table:table-cell>
          <table:table-cell table:formula="of:=LOG([.A237];2)" office:value-type="float" office:value="7.07681559705083">
            <text:p>7,076815597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LOG([.A238])" office:value-type="float" office:value="2.13353890837022">
            <text:p>2,1335389084</text:p>
          </table:table-cell>
          <table:table-cell table:formula="of:=LOG([.A238];2)" office:value-type="float" office:value="7.08746284125034">
            <text:p>7,0874628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P0" style:volatile="true">
      <number:number number:decimal-places="2" number:min-integer-digits="1"/>
      <number:text>%</number:text>
    </number:percentage-style>
    <number:percentage-style style:name="N107">
      <style:text-properties fo:color="#ff0000"/>
      <number:text>-</number:text>
      <number:number number:decimal-places="2" number:min-integer-digits="1"/>
      <number:text>%</number:text>
      <style:map style:condition="value()&gt;=0" style:apply-style-name="N107P0"/>
    </number:percentage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 style:data-style-name="N2" text:time-value="0000-00-00T19:10:14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2-11-19T17:34:58</meta:creation-date>
    <dc:date>2013-06-07T19:14:20</dc:date>
    <meta:editing-duration>PT9H39M34S</meta:editing-duration>
    <meta:editing-cycles>20</meta:editing-cycles>
    <meta:generator>LibreOffice/3.6$Linux_X86_64 LibreOffice_project/360m1$Build-2</meta:generator>
    <dc:creator>christian </dc:creator>
    <meta:document-statistic meta:table-count="3" meta:cell-count="8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chart:auto-position="true" style:rotation-angle="90"/>
      <style:text-properties fo:font-size="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8" style:family="chart">
      <style:chart-properties chart:auto-position="true" style:rotation-angle="0"/>
      <style:text-properties fo:font-size="8pt" fo:font-weight="bold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draw:stroke="none" draw:fill-color="#9999cc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276cm" svg:height="10.315cm" xlink:href=".." xlink:type="simple" chart:class="chart:bar" chart:style-name="ch1">
        <chart:title svg:x="2.829cm" svg:y="0.341cm" chart:style-name="ch2">
          <text:p>Tiempos por diferentes procesamientos aplicado
sobre la imágen en condiciones normales de iluminación</text:p>
        </chart:title>
        <chart:plot-area chart:style-name="ch3" table:cell-range-address="Hoja1.A5:Hoja1.A10 Hoja1.C5:Hoja1.C10" chart:data-source-has-labels="column" svg:x="1.264cm" svg:y="2.092cm" svg:width="14.362cm" svg:height="7.108cm">
          <chartooo:coordinate-region svg:x="5.299cm" svg:y="2.092cm" svg:width="10.047cm" svg:height="6.54cm"/>
          <chart:axis chart:dimension="x" chart:name="primary-x" chart:style-name="ch4" chartooo:axis-type="text">
            <chart:title svg:x="0.451cm" svg:y="6.742cm" chart:style-name="ch5">
              <text:p>Procesamiento</text:p>
            </chart:title>
            <chart:categories table:cell-range-address="Hoja1.A5:Hoja1.A10"/>
            <chart:grid chart:style-name="ch6" chart:class="major"/>
          </chart:axis>
          <chart:axis chart:dimension="y" chart:name="primary-y" chart:style-name="ch7">
            <chart:title svg:x="7.547cm" svg:y="9.406cm" chart:style-name="ch8">
              <text:p>tiempo [ms]</text:p>
            </chart:title>
            <chart:grid chart:style-name="ch6" chart:class="major"/>
          </chart:axis>
          <chart:series chart:style-name="ch9" chart:values-cell-range-address="Hoja1.C5:Hoja1.C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Sin Proc</text:p>
                <draw:g>
                  <svg:desc>Hoja1.A5:Hoja1.A10</svg:desc>
                </draw:g>
              </table:table-cell>
              <table:table-cell office:value-type="float" office:value="0">
                <text:p>0</text:p>
                <draw:g>
                  <svg:desc>Hoja1.C5:Hoja1.C10</svg:desc>
                </draw:g>
              </table:table-cell>
            </table:table-row>
            <table:table-row>
              <table:table-cell office:value-type="string">
                <text:p>Logaritmo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Ecualizació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F. Pasa Altos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F. Alta Potencia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Ecualización+F. Alta Potencia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axial" draw:start="100%" draw:end="0%" draw:angle="0" draw:border="0%"/>
    <draw:opacity draw:name="ChartTransparencyGradient_20_2" draw:display-name="ChartTransparencyGradient 2" draw:style="linear" draw:start="95%" draw:end="0%" draw:angle="900" draw:border="55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9999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61cm" svg:height="10.42cm" xlink:href=".." xlink:type="simple" chart:class="chart:bar" chart:style-name="ch1">
        <chart:legend chart:legend-position="bottom" svg:x="4.573cm" svg:y="9.637cm" style:legend-expansion="wide" chart:style-name="ch2"/>
        <chart:plot-area chart:style-name="ch3" table:cell-range-address="Hoja1.A5:Hoja1.A10 Hoja1.B3:Hoja1.B3 Hoja1.D5:Hoja1.D10 Hoja1.F3:Hoja1.F3 Hoja1.H5:Hoja1.H10 Hoja1.J3:Hoja1.J3 Hoja1.L5:Hoja1.L10" chart:data-source-has-labels="both" svg:x="1.431cm" svg:y="0.967cm" svg:width="16.388cm" svg:height="7.432cm">
          <chartooo:coordinate-region svg:x="6.339cm" svg:y="0.967cm" svg:width="11.108cm" svg:height="6.785cm"/>
          <chart:axis chart:dimension="x" chart:name="primary-x" chart:style-name="ch4" chartooo:axis-type="text">
            <chart:title svg:x="0.717cm" svg:y="6.583cm" chart:style-name="ch5">
              <text:p>Procesamiento</text:p>
            </chart:title>
            <chart:categories table:cell-range-address="Hoja1.A5:Hoja1.A10"/>
          </chart:axis>
          <chart:axis chart:dimension="y" chart:name="primary-y" chart:style-name="ch6">
            <chart:title svg:x="7.325cm" svg:y="8.608cm" chart:style-name="ch7">
              <text:p>Cant. de puntos detectados</text:p>
            </chart:title>
            <chart:grid chart:style-name="ch8" chart:class="major"/>
          </chart:axis>
          <chart:series chart:style-name="ch9" chart:values-cell-range-address="Hoja1.D5:Hoja1.D10" chart:label-cell-address="Hoja1.B3:Hoja1.B3" chart:class="chart:bar">
            <chart:data-point chart:repeated="6"/>
          </chart:series>
          <chart:series chart:style-name="ch10" chart:values-cell-range-address="Hoja1.H5:Hoja1.H10" chart:label-cell-address="Hoja1.F3:Hoja1.F3" chart:class="chart:bar">
            <chart:data-point chart:repeated="6"/>
          </chart:series>
          <chart:series chart:style-name="ch11" chart:values-cell-range-address="Hoja1.L5:Hoja1.L10" chart:label-cell-address="Hoja1.J3:Hoja1.J3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uminación normal</text:p>
                <draw:g>
                  <svg:desc>Hoja1.B3:Hoja1.B3</svg:desc>
                </draw:g>
              </table:table-cell>
              <table:table-cell office:value-type="string">
                <text:p>Iluminación alta</text:p>
                <draw:g>
                  <svg:desc>Hoja1.F3:Hoja1.F3</svg:desc>
                </draw:g>
              </table:table-cell>
              <table:table-cell office:value-type="string">
                <text:p>Iluminación baja</text:p>
                <draw:g>
                  <svg:desc>Hoja1.J3:Hoja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 Proc</text:p>
                <draw:g>
                  <svg:desc>Hoja1.A5:Hoja1.A10</svg:desc>
                </draw:g>
              </table:table-cell>
              <table:table-cell office:value-type="float" office:value="958">
                <text:p>958</text:p>
                <draw:g>
                  <svg:desc>Hoja1.D5:Hoja1.D10</svg:desc>
                </draw:g>
              </table:table-cell>
              <table:table-cell office:value-type="float" office:value="1297">
                <text:p>1297</text:p>
                <draw:g>
                  <svg:desc>Hoja1.H5:Hoja1.H10</svg:desc>
                </draw:g>
              </table:table-cell>
              <table:table-cell office:value-type="float" office:value="154">
                <text:p>154</text:p>
                <draw:g>
                  <svg:desc>Hoja1.L5:Hoja1.L10</svg:desc>
                </draw:g>
              </table:table-cell>
            </table:table-row>
            <table:table-row>
              <table:table-cell office:value-type="string">
                <text:p>Logaritmo</text:p>
              </table:table-cell>
              <table:table-cell office:value-type="float" office:value="515">
                <text:p>515</text:p>
              </table:table-cell>
              <table:table-cell office:value-type="float" office:value="622">
                <text:p>62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Ecualización</text:p>
              </table:table-cell>
              <table:table-cell office:value-type="float" office:value="1546">
                <text:p>1546</text:p>
              </table:table-cell>
              <table:table-cell office:value-type="float" office:value="1472">
                <text:p>1472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F. Pasa Altos</text:p>
              </table:table-cell>
              <table:table-cell office:value-type="float" office:value="1633">
                <text:p>1633</text:p>
              </table:table-cell>
              <table:table-cell office:value-type="float" office:value="2006">
                <text:p>200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F. Alta Potencia</text:p>
              </table:table-cell>
              <table:table-cell office:value-type="float" office:value="1952">
                <text:p>1952</text:p>
              </table:table-cell>
              <table:table-cell office:value-type="float" office:value="2216">
                <text:p>221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Ecualización+F. Alta Potencia</text:p>
              </table:table-cell>
              <table:table-cell office:value-type="float" office:value="2704">
                <text:p>2704</text:p>
              </table:table-cell>
              <table:table-cell office:value-type="float" office:value="2443">
                <text:p>2443</text:p>
              </table:table-cell>
              <table:table-cell office:value-type="float" office:value="2002">
                <text:p>2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